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fi" fo:country="FI" fo:font-style="normal" officeooo:rsid="003a5b13" officeooo:paragraph-rsid="00441290" style:font-style-asian="normal" style:font-style-complex="normal"/>
    </style:style>
    <style:style style:name="P2" style:family="paragraph" style:parent-style-name="Standard">
      <style:text-properties fo:language="fi" fo:country="FI" fo:font-style="normal" officeooo:rsid="003c6bc4" officeooo:paragraph-rsid="00441290" style:font-style-asian="normal" style:font-style-complex="normal"/>
    </style:style>
    <style:style style:name="P3" style:family="paragraph" style:parent-style-name="Standard">
      <style:text-properties fo:language="fi" fo:country="FI" fo:font-style="normal" officeooo:rsid="003f7d93" officeooo:paragraph-rsid="00441290" style:font-style-asian="normal" style:font-style-complex="normal"/>
    </style:style>
    <style:style style:name="P4" style:family="paragraph" style:parent-style-name="Standard">
      <style:text-properties fo:language="fi" fo:country="FI" fo:font-style="normal" officeooo:rsid="0040a85d" officeooo:paragraph-rsid="00441290" style:font-style-asian="normal" style:font-style-complex="normal"/>
    </style:style>
    <style:style style:name="P5" style:family="paragraph" style:parent-style-name="Standard">
      <style:text-properties fo:language="fi" fo:country="FI" fo:font-style="normal" officeooo:rsid="00419a9e" officeooo:paragraph-rsid="00441290" style:font-style-asian="normal" style:font-style-complex="normal"/>
    </style:style>
    <style:style style:name="P6" style:family="paragraph" style:parent-style-name="Standard">
      <style:text-properties fo:language="fi" fo:country="FI" fo:font-style="normal" officeooo:rsid="00426846" officeooo:paragraph-rsid="00441290" style:font-style-asian="normal" style:font-style-complex="normal"/>
    </style:style>
    <style:style style:name="P7" style:family="paragraph" style:parent-style-name="Standard">
      <style:text-properties fo:language="fi" fo:country="FI" fo:font-style="normal" officeooo:rsid="00456170" officeooo:paragraph-rsid="00441290" style:font-style-asian="normal" style:font-style-complex="normal"/>
    </style:style>
    <style:style style:name="P8" style:family="paragraph" style:parent-style-name="Standard">
      <style:text-properties fo:language="fi" fo:country="FI" fo:font-style="normal" officeooo:rsid="00491c97" officeooo:paragraph-rsid="00491c97" style:font-style-asian="normal" style:font-style-complex="normal"/>
    </style:style>
    <style:style style:name="P9" style:family="paragraph" style:parent-style-name="Standard">
      <style:text-properties fo:language="fi" fo:country="FI" fo:font-style="normal" officeooo:rsid="004bd25b" officeooo:paragraph-rsid="0049f8ce" style:font-style-asian="normal" style:font-style-complex="normal"/>
    </style:style>
    <style:style style:name="P10" style:family="paragraph" style:parent-style-name="Standard">
      <style:text-properties fo:language="fi" fo:country="FI" fo:font-style="normal" officeooo:rsid="004d3751" officeooo:paragraph-rsid="004d3751" style:font-style-asian="normal" style:font-style-complex="normal"/>
    </style:style>
    <style:style style:name="P11" style:family="paragraph" style:parent-style-name="Standard">
      <style:text-properties fo:language="fi" fo:country="FI" fo:font-style="normal" officeooo:rsid="004f2cc4" officeooo:paragraph-rsid="004d3751" style:font-style-asian="normal" style:font-style-complex="normal"/>
    </style:style>
    <style:style style:name="P12" style:family="paragraph" style:parent-style-name="Standard">
      <style:text-properties fo:language="fi" fo:country="FI" fo:font-style="normal" officeooo:rsid="0050f93c" officeooo:paragraph-rsid="0050f93c" style:font-style-asian="normal" style:font-style-complex="normal"/>
    </style:style>
    <style:style style:name="P13" style:family="paragraph" style:parent-style-name="Standard">
      <style:text-properties fo:language="fi" fo:country="FI" fo:font-style="normal" officeooo:rsid="0055b3c6" officeooo:paragraph-rsid="0055b3c6" style:font-style-asian="normal" style:font-style-complex="normal"/>
    </style:style>
    <style:style style:name="P14" style:family="paragraph" style:parent-style-name="Standard">
      <style:text-properties fo:language="fi" fo:country="FI" fo:font-style="normal" officeooo:rsid="0055b3c6" officeooo:paragraph-rsid="0055f8af" style:font-style-asian="normal" style:font-style-complex="normal"/>
    </style:style>
    <style:style style:name="P15" style:family="paragraph" style:parent-style-name="Standard">
      <style:text-properties fo:language="fi" fo:country="FI" fo:font-style="normal" officeooo:rsid="0055f8af" officeooo:paragraph-rsid="0055f8af" style:font-style-asian="normal" style:font-style-complex="normal"/>
    </style:style>
    <style:style style:name="P16" style:family="paragraph" style:parent-style-name="Standard">
      <style:text-properties fo:language="fi" fo:country="FI" fo:font-style="normal" officeooo:rsid="005752a9" officeooo:paragraph-rsid="005752a9" style:font-style-asian="normal" style:font-style-complex="normal"/>
    </style:style>
    <style:style style:name="P17" style:family="paragraph" style:parent-style-name="Standard">
      <style:text-properties fo:language="fi" fo:country="FI" fo:font-style="normal" officeooo:rsid="005a812d" officeooo:paragraph-rsid="005a812d" style:font-style-asian="normal" style:font-style-complex="normal"/>
    </style:style>
    <style:style style:name="P18" style:family="paragraph" style:parent-style-name="Standard">
      <style:text-properties fo:language="fi" fo:country="FI" fo:font-style="normal" officeooo:rsid="005b9be6" officeooo:paragraph-rsid="005b9be6" style:font-style-asian="normal" style:font-style-complex="normal"/>
    </style:style>
    <style:style style:name="P19" style:family="paragraph" style:parent-style-name="Standard">
      <style:text-properties fo:language="fi" fo:country="FI" fo:font-style="normal" officeooo:rsid="005cf7d1" officeooo:paragraph-rsid="005cf7d1" style:font-style-asian="normal" style:font-style-complex="normal"/>
    </style:style>
    <style:style style:name="P20" style:family="paragraph" style:parent-style-name="Standard">
      <style:text-properties fo:language="fi" fo:country="FI" fo:font-style="normal" officeooo:rsid="005ebc07" officeooo:paragraph-rsid="005ebc07" style:font-style-asian="normal" style:font-style-complex="normal"/>
    </style:style>
    <style:style style:name="P21" style:family="paragraph" style:parent-style-name="Standard">
      <style:text-properties fo:language="fi" fo:country="FI" fo:font-style="normal" officeooo:rsid="00605e35" officeooo:paragraph-rsid="00605e35" style:font-style-asian="normal" style:font-style-complex="normal"/>
    </style:style>
    <style:style style:name="P22" style:family="paragraph" style:parent-style-name="Standard">
      <style:text-properties fo:language="fi" fo:country="FI" fo:font-style="normal" officeooo:rsid="006217bf" officeooo:paragraph-rsid="006217bf" style:font-style-asian="normal" style:font-style-complex="normal"/>
    </style:style>
    <style:style style:name="P23" style:family="paragraph" style:parent-style-name="Standard">
      <style:text-properties fo:language="fi" fo:country="FI" fo:font-style="normal" officeooo:rsid="0065c391" officeooo:paragraph-rsid="0065c391" style:font-style-asian="normal" style:font-style-complex="normal"/>
    </style:style>
    <style:style style:name="P24" style:family="paragraph" style:parent-style-name="Standard">
      <style:text-properties fo:language="fi" fo:country="FI" fo:font-style="normal" officeooo:rsid="00673299" officeooo:paragraph-rsid="00673299" style:font-style-asian="normal" style:font-style-complex="normal"/>
    </style:style>
    <style:style style:name="P25" style:family="paragraph" style:parent-style-name="Standard">
      <style:text-properties fo:language="fi" fo:country="FI" fo:font-style="normal" officeooo:rsid="00691d97" officeooo:paragraph-rsid="00691d97" style:font-style-asian="normal" style:font-style-complex="normal"/>
    </style:style>
    <style:style style:name="P26" style:family="paragraph" style:parent-style-name="Standard">
      <style:text-properties fo:language="fi" fo:country="FI" fo:font-style="normal" officeooo:rsid="00697ed9" officeooo:paragraph-rsid="00697ed9" style:font-style-asian="normal" style:font-style-complex="normal"/>
    </style:style>
    <style:style style:name="P27" style:family="paragraph" style:parent-style-name="Standard">
      <style:text-properties fo:language="fi" fo:country="FI" fo:font-style="normal" officeooo:rsid="006acb89" officeooo:paragraph-rsid="006acb89" style:font-style-asian="normal" style:font-style-complex="normal"/>
    </style:style>
    <style:style style:name="P28" style:family="paragraph" style:parent-style-name="Standard">
      <style:text-properties fo:language="fi" fo:country="FI" fo:font-style="normal" officeooo:rsid="0069f08f" officeooo:paragraph-rsid="0069f08f" style:font-style-asian="normal" style:font-style-complex="normal"/>
    </style:style>
    <style:style style:name="P29" style:family="paragraph" style:parent-style-name="Standard">
      <style:text-properties fo:language="fi" fo:country="FI" fo:font-style="normal" officeooo:rsid="006c67f1" officeooo:paragraph-rsid="006c67f1" style:font-style-asian="normal" style:font-style-complex="normal"/>
    </style:style>
    <style:style style:name="P30" style:family="paragraph" style:parent-style-name="Standard">
      <style:text-properties fo:language="fi" fo:country="FI" fo:font-style="normal" officeooo:rsid="006e8697" officeooo:paragraph-rsid="006e8697" style:font-style-asian="normal" style:font-style-complex="normal"/>
    </style:style>
    <style:style style:name="P31" style:family="paragraph" style:parent-style-name="Standard">
      <style:text-properties fo:language="fi" fo:country="FI" fo:font-style="normal" officeooo:rsid="0070675b" officeooo:paragraph-rsid="0070675b" style:font-style-asian="normal" style:font-style-complex="normal"/>
    </style:style>
    <style:style style:name="P32" style:family="paragraph" style:parent-style-name="Standard">
      <style:text-properties fo:language="fi" fo:country="FI" fo:font-style="normal" officeooo:rsid="0070675b" officeooo:paragraph-rsid="00874126" style:font-style-asian="normal" style:font-style-complex="normal"/>
    </style:style>
    <style:style style:name="P33" style:family="paragraph" style:parent-style-name="Standard">
      <style:text-properties fo:language="fi" fo:country="FI" fo:font-style="normal" officeooo:rsid="00722806" officeooo:paragraph-rsid="00722806" style:font-style-asian="normal" style:font-style-complex="normal"/>
    </style:style>
    <style:style style:name="P34" style:family="paragraph" style:parent-style-name="Standard">
      <style:text-properties fo:language="fi" fo:country="FI" fo:font-style="normal" officeooo:rsid="00722806" officeooo:paragraph-rsid="00874126" style:font-style-asian="normal" style:font-style-complex="normal"/>
    </style:style>
    <style:style style:name="P35" style:family="paragraph" style:parent-style-name="Standard">
      <style:text-properties fo:language="fi" fo:country="FI" fo:font-style="normal" officeooo:rsid="007312a0" officeooo:paragraph-rsid="007312a0" style:font-style-asian="normal" style:font-style-complex="normal"/>
    </style:style>
    <style:style style:name="P36" style:family="paragraph" style:parent-style-name="Standard">
      <style:text-properties fo:language="fi" fo:country="FI" fo:font-style="normal" officeooo:rsid="007312a0" officeooo:paragraph-rsid="00874126" style:font-style-asian="normal" style:font-style-complex="normal"/>
    </style:style>
    <style:style style:name="P37" style:family="paragraph" style:parent-style-name="Standard">
      <style:text-properties fo:language="fi" fo:country="FI" fo:font-style="normal" officeooo:rsid="00735c84" officeooo:paragraph-rsid="00735c84" style:font-style-asian="normal" style:font-style-complex="normal"/>
    </style:style>
    <style:style style:name="P38" style:family="paragraph" style:parent-style-name="Standard">
      <style:text-properties fo:language="fi" fo:country="FI" fo:font-style="normal" officeooo:rsid="00746165" officeooo:paragraph-rsid="00746165" style:font-style-asian="normal" style:font-style-complex="normal"/>
    </style:style>
    <style:style style:name="P39" style:family="paragraph" style:parent-style-name="Standard">
      <style:text-properties fo:language="fi" fo:country="FI" fo:font-style="normal" officeooo:rsid="0075265f" officeooo:paragraph-rsid="0075265f" style:font-style-asian="normal" style:font-style-complex="normal"/>
    </style:style>
    <style:style style:name="P40" style:family="paragraph" style:parent-style-name="Standard">
      <style:text-properties fo:language="fi" fo:country="FI" fo:font-style="normal" officeooo:rsid="0075265f" officeooo:paragraph-rsid="00874126" style:font-style-asian="normal" style:font-style-complex="normal"/>
    </style:style>
    <style:style style:name="P41" style:family="paragraph" style:parent-style-name="Standard">
      <style:text-properties fo:language="fi" fo:country="FI" fo:font-style="normal" officeooo:rsid="0079c183" officeooo:paragraph-rsid="0079c183" style:font-style-asian="normal" style:font-style-complex="normal"/>
    </style:style>
    <style:style style:name="P42" style:family="paragraph" style:parent-style-name="Standard">
      <style:text-properties fo:language="fi" fo:country="FI" fo:font-style="normal" officeooo:rsid="007e3e59" officeooo:paragraph-rsid="007e3e59" style:font-style-asian="normal" style:font-style-complex="normal"/>
    </style:style>
    <style:style style:name="P43" style:family="paragraph" style:parent-style-name="Standard">
      <style:text-properties fo:language="fi" fo:country="FI" fo:font-style="normal" officeooo:rsid="007f6682" officeooo:paragraph-rsid="007f6682" style:font-style-asian="normal" style:font-style-complex="normal"/>
    </style:style>
    <style:style style:name="P44" style:family="paragraph" style:parent-style-name="Standard">
      <style:text-properties fo:language="fi" fo:country="FI" fo:font-style="normal" officeooo:rsid="007f675d" officeooo:paragraph-rsid="007f675d" style:font-style-asian="normal" style:font-style-complex="normal"/>
    </style:style>
    <style:style style:name="P45" style:family="paragraph" style:parent-style-name="Standard">
      <style:text-properties fo:language="fi" fo:country="FI" fo:font-style="normal" officeooo:rsid="0080052a" officeooo:paragraph-rsid="0080052a" style:font-style-asian="normal" style:font-style-complex="normal"/>
    </style:style>
    <style:style style:name="P46" style:family="paragraph" style:parent-style-name="Standard">
      <style:text-properties fo:language="fi" fo:country="FI" fo:font-style="normal" officeooo:rsid="00807933" officeooo:paragraph-rsid="00807933" style:font-style-asian="normal" style:font-style-complex="normal"/>
    </style:style>
    <style:style style:name="P47" style:family="paragraph" style:parent-style-name="Standard">
      <style:text-properties fo:language="fi" fo:country="FI" fo:font-style="normal" officeooo:rsid="00814a13" officeooo:paragraph-rsid="00814a13" style:font-style-asian="normal" style:font-style-complex="normal"/>
    </style:style>
    <style:style style:name="P48" style:family="paragraph" style:parent-style-name="Standard">
      <style:text-properties fo:language="fi" fo:country="FI" fo:font-style="normal" officeooo:rsid="0082f916" officeooo:paragraph-rsid="0082f916" style:font-style-asian="normal" style:font-style-complex="normal"/>
    </style:style>
    <style:style style:name="P49" style:family="paragraph" style:parent-style-name="Standard">
      <style:text-properties fo:language="fi" fo:country="FI" fo:font-style="normal" officeooo:rsid="00839571" officeooo:paragraph-rsid="00839571" style:font-style-asian="normal" style:font-style-complex="normal"/>
    </style:style>
    <style:style style:name="P50" style:family="paragraph" style:parent-style-name="Standard">
      <style:text-properties fo:language="fi" fo:country="FI" fo:font-style="normal" officeooo:rsid="0085de35" officeooo:paragraph-rsid="0085de35" style:font-style-asian="normal" style:font-style-complex="normal"/>
    </style:style>
    <style:style style:name="P51" style:family="paragraph" style:parent-style-name="Standard">
      <style:text-properties fo:language="fi" fo:country="FI" fo:font-style="normal" officeooo:rsid="0086598d" officeooo:paragraph-rsid="0086598d" style:font-style-asian="normal" style:font-style-complex="normal"/>
    </style:style>
    <style:style style:name="P52" style:family="paragraph" style:parent-style-name="Standard">
      <style:text-properties fo:language="fi" fo:country="FI" fo:font-style="normal" officeooo:rsid="008666d7" officeooo:paragraph-rsid="008666d7" style:font-style-asian="normal" style:font-style-complex="normal"/>
    </style:style>
    <style:style style:name="P53" style:family="paragraph" style:parent-style-name="Standard">
      <style:text-properties fo:language="fi" fo:country="FI" fo:font-style="normal" officeooo:rsid="00874126" officeooo:paragraph-rsid="00874126" style:font-style-asian="normal" style:font-style-complex="normal"/>
    </style:style>
    <style:style style:name="P54" style:family="paragraph" style:parent-style-name="Standard">
      <style:text-properties fo:language="fi" fo:country="FI" fo:font-style="normal" officeooo:rsid="008899b9" officeooo:paragraph-rsid="008899b9" style:font-style-asian="normal" style:font-style-complex="normal"/>
    </style:style>
    <style:style style:name="P55" style:family="paragraph" style:parent-style-name="Standard">
      <style:text-properties fo:language="fi" fo:country="FI" fo:font-style="normal" officeooo:rsid="00897de0" officeooo:paragraph-rsid="00897de0" style:font-style-asian="normal" style:font-style-complex="normal"/>
    </style:style>
    <style:style style:name="P56" style:family="paragraph" style:parent-style-name="Standard">
      <style:text-properties fo:language="fi" fo:country="FI" fo:font-style="normal" officeooo:rsid="008a8b60" officeooo:paragraph-rsid="008a8b60" style:font-style-asian="normal" style:font-style-complex="normal"/>
    </style:style>
    <style:style style:name="P57" style:family="paragraph" style:parent-style-name="Standard">
      <style:text-properties fo:language="fi" fo:country="FI" fo:font-style="normal" officeooo:rsid="008c6388" officeooo:paragraph-rsid="008c6388" style:font-style-asian="normal" style:font-style-complex="normal"/>
    </style:style>
    <style:style style:name="P58" style:family="paragraph" style:parent-style-name="Standard">
      <style:text-properties fo:language="fi" fo:country="FI" fo:font-style="normal" officeooo:rsid="008fd503" officeooo:paragraph-rsid="008fd503" style:font-style-asian="normal" style:font-style-complex="normal"/>
    </style:style>
    <style:style style:name="P59" style:family="paragraph" style:parent-style-name="Standard">
      <style:text-properties fo:language="fi" fo:country="FI" fo:font-style="normal" officeooo:rsid="00919a83" officeooo:paragraph-rsid="00919a83" style:font-style-asian="normal" style:font-style-complex="normal"/>
    </style:style>
    <style:style style:name="P60" style:family="paragraph" style:parent-style-name="Standard">
      <style:text-properties fo:language="fi" fo:country="FI" fo:font-style="normal" officeooo:rsid="00923b32" officeooo:paragraph-rsid="00923b32" style:font-style-asian="normal" style:font-style-complex="normal"/>
    </style:style>
    <style:style style:name="P61" style:family="paragraph" style:parent-style-name="Standard">
      <style:text-properties fo:language="fi" fo:country="FI" fo:font-style="normal" officeooo:rsid="0093cddc" officeooo:paragraph-rsid="0093cddc" style:font-style-asian="normal" style:font-style-complex="normal"/>
    </style:style>
    <style:style style:name="P62" style:family="paragraph" style:parent-style-name="Standard">
      <style:text-properties fo:language="fi" fo:country="FI" fo:font-style="normal" officeooo:rsid="009513d1" officeooo:paragraph-rsid="009513d1" style:font-style-asian="normal" style:font-style-complex="normal"/>
    </style:style>
    <style:style style:name="P63" style:family="paragraph" style:parent-style-name="Standard">
      <style:text-properties fo:language="fi" fo:country="FI" fo:font-style="normal" officeooo:rsid="00979ed7" officeooo:paragraph-rsid="00979ed7" style:font-style-asian="normal" style:font-style-complex="normal"/>
    </style:style>
    <style:style style:name="P64" style:family="paragraph" style:parent-style-name="Standard">
      <style:text-properties fo:language="fi" fo:country="FI" fo:font-style="normal" officeooo:rsid="00982f0f" officeooo:paragraph-rsid="00982f0f" style:font-style-asian="normal" style:font-style-complex="normal"/>
    </style:style>
    <style:style style:name="P65" style:family="paragraph" style:parent-style-name="Standard">
      <style:text-properties fo:language="fi" fo:country="FI" fo:font-style="normal" officeooo:rsid="0098f6dc" officeooo:paragraph-rsid="0098f6dc" style:font-style-asian="normal" style:font-style-complex="normal"/>
    </style:style>
    <style:style style:name="P66" style:family="paragraph" style:parent-style-name="Standard">
      <style:text-properties fo:language="fi" fo:country="FI" fo:font-style="normal" officeooo:rsid="009d995f" officeooo:paragraph-rsid="009d995f" style:font-style-asian="normal" style:font-style-complex="normal"/>
    </style:style>
    <style:style style:name="P67" style:family="paragraph" style:parent-style-name="Standard">
      <style:text-properties fo:language="fi" fo:country="FI" fo:font-style="normal" officeooo:rsid="009f8a54" officeooo:paragraph-rsid="009f8a54" style:font-style-asian="normal" style:font-style-complex="normal"/>
    </style:style>
    <style:style style:name="P68" style:family="paragraph" style:parent-style-name="Standard">
      <style:text-properties fo:language="fi" fo:country="FI" fo:font-style="normal" officeooo:rsid="00a52d1e" officeooo:paragraph-rsid="00a52d1e" style:font-style-asian="normal" style:font-style-complex="normal"/>
    </style:style>
    <style:style style:name="P69" style:family="paragraph" style:parent-style-name="Standard">
      <style:text-properties fo:language="fi" fo:country="FI" fo:font-style="normal" officeooo:rsid="00a74cd7" officeooo:paragraph-rsid="00a74cd7" style:font-style-asian="normal" style:font-style-complex="normal"/>
    </style:style>
    <style:style style:name="P70" style:family="paragraph" style:parent-style-name="Standard">
      <style:text-properties fo:language="fi" fo:country="FI" fo:font-style="normal" officeooo:rsid="00a79127" officeooo:paragraph-rsid="00a79127" style:font-style-asian="normal" style:font-style-complex="normal"/>
    </style:style>
    <style:style style:name="P71" style:family="paragraph" style:parent-style-name="Standard">
      <style:text-properties fo:language="fi" fo:country="FI" fo:font-style="normal" officeooo:rsid="00aa1582" officeooo:paragraph-rsid="00aa1582" style:font-style-asian="normal" style:font-style-complex="normal"/>
    </style:style>
    <style:style style:name="P72" style:family="paragraph" style:parent-style-name="Standard">
      <style:text-properties fo:language="fi" fo:country="FI" fo:font-style="normal" officeooo:rsid="00ab57cd" officeooo:paragraph-rsid="00ab57cd" style:font-style-asian="normal" style:font-style-complex="normal"/>
    </style:style>
    <style:style style:name="P73" style:family="paragraph" style:parent-style-name="Standard">
      <style:text-properties fo:language="fi" fo:country="FI" fo:font-style="normal" officeooo:rsid="00ae9782" officeooo:paragraph-rsid="00ae9782" style:font-style-asian="normal" style:font-style-complex="normal"/>
    </style:style>
    <style:style style:name="P74" style:family="paragraph" style:parent-style-name="Standard">
      <style:text-properties fo:language="fi" fo:country="FI" fo:font-style="normal" officeooo:rsid="00b04057" officeooo:paragraph-rsid="00b04057" style:font-style-asian="normal" style:font-style-complex="normal"/>
    </style:style>
    <style:style style:name="P75" style:family="paragraph" style:parent-style-name="Standard">
      <style:text-properties fo:language="fi" fo:country="FI" fo:font-style="normal" officeooo:rsid="00b170bc" officeooo:paragraph-rsid="00b170bc" style:font-style-asian="normal" style:font-style-complex="normal"/>
    </style:style>
    <style:style style:name="P76" style:family="paragraph" style:parent-style-name="Standard">
      <style:text-properties fo:language="fi" fo:country="FI" fo:font-style="normal" officeooo:rsid="00b170bc" officeooo:paragraph-rsid="00b41d71" style:font-style-asian="normal" style:font-style-complex="normal"/>
    </style:style>
    <style:style style:name="P77" style:family="paragraph" style:parent-style-name="Standard">
      <style:text-properties fo:language="fi" fo:country="FI" fo:font-style="normal" officeooo:rsid="00b26391" officeooo:paragraph-rsid="00b26391" style:font-style-asian="normal" style:font-style-complex="normal"/>
    </style:style>
    <style:style style:name="P78" style:family="paragraph" style:parent-style-name="Standard">
      <style:text-properties fo:language="fi" fo:country="FI" fo:font-style="normal" officeooo:rsid="00b41d71" officeooo:paragraph-rsid="00b41d71" style:font-style-asian="normal" style:font-style-complex="normal"/>
    </style:style>
    <style:style style:name="P79" style:family="paragraph" style:parent-style-name="Standard">
      <style:text-properties fo:language="fi" fo:country="FI" fo:font-style="normal" officeooo:rsid="00ba6771" officeooo:paragraph-rsid="00ba6771" style:font-style-asian="normal" style:font-style-complex="normal"/>
    </style:style>
    <style:style style:name="P80" style:family="paragraph" style:parent-style-name="Standard">
      <style:text-properties fo:language="fi" fo:country="FI" fo:font-style="normal" officeooo:rsid="00bc58b0" officeooo:paragraph-rsid="00bc58b0" style:font-style-asian="normal" style:font-style-complex="normal"/>
    </style:style>
    <style:style style:name="P81" style:family="paragraph" style:parent-style-name="Standard">
      <style:text-properties fo:language="fi" fo:country="FI" fo:font-style="normal" officeooo:rsid="00bd67ed" officeooo:paragraph-rsid="00bd67ed" style:font-style-asian="normal" style:font-style-complex="normal"/>
    </style:style>
    <style:style style:name="P82" style:family="paragraph" style:parent-style-name="Standard">
      <style:text-properties fo:language="fi" fo:country="FI" fo:font-style="normal" officeooo:rsid="00bed1fa" officeooo:paragraph-rsid="00bed1fa" style:font-style-asian="normal" style:font-style-complex="normal"/>
    </style:style>
    <style:style style:name="P83" style:family="paragraph" style:parent-style-name="Standard">
      <style:text-properties fo:language="fi" fo:country="FI" fo:font-style="normal" officeooo:rsid="00bf1aaa" officeooo:paragraph-rsid="00bf1aaa" style:font-style-asian="normal" style:font-style-complex="normal"/>
    </style:style>
    <style:style style:name="P84" style:family="paragraph" style:parent-style-name="Standard">
      <style:text-properties fo:language="fi" fo:country="FI" fo:font-style="normal" officeooo:rsid="00ca4d0f" officeooo:paragraph-rsid="00ca4d0f" style:font-style-asian="normal" style:font-style-complex="normal"/>
    </style:style>
    <style:style style:name="P85" style:family="paragraph" style:parent-style-name="Standard">
      <style:text-properties fo:language="fi" fo:country="FI" fo:font-style="normal" officeooo:rsid="00c2e748" officeooo:paragraph-rsid="00c2e748" style:font-style-asian="normal" style:font-style-complex="normal"/>
    </style:style>
    <style:style style:name="P86" style:family="paragraph" style:parent-style-name="Standard">
      <style:text-properties fo:language="fi" fo:country="FI" fo:font-style="normal" officeooo:rsid="00cc4357" officeooo:paragraph-rsid="00cc4357" style:font-style-asian="normal" style:font-style-complex="normal"/>
    </style:style>
    <style:style style:name="P87" style:family="paragraph" style:parent-style-name="Standard">
      <style:text-properties fo:language="fi" fo:country="FI" fo:font-style="normal" officeooo:rsid="00ce0851" officeooo:paragraph-rsid="00ce0851" style:font-style-asian="normal" style:font-style-complex="normal"/>
    </style:style>
    <style:style style:name="P88" style:family="paragraph" style:parent-style-name="Standard">
      <style:text-properties fo:language="fi" fo:country="FI" fo:font-style="normal" officeooo:rsid="00cea1d8" officeooo:paragraph-rsid="00cea1d8" style:font-style-asian="normal" style:font-style-complex="normal"/>
    </style:style>
    <style:style style:name="P89" style:family="paragraph" style:parent-style-name="Standard">
      <style:text-properties fo:language="fi" fo:country="FI" fo:font-style="normal" officeooo:rsid="00d06f87" officeooo:paragraph-rsid="00d06f87" style:font-style-asian="normal" style:font-style-complex="normal"/>
    </style:style>
    <style:style style:name="P90" style:family="paragraph" style:parent-style-name="Standard">
      <style:text-properties fo:language="fi" fo:country="FI" fo:font-style="normal" officeooo:rsid="00d1b46f" officeooo:paragraph-rsid="00d1b46f" style:font-style-asian="normal" style:font-style-complex="normal"/>
    </style:style>
    <style:style style:name="P91" style:family="paragraph" style:parent-style-name="Standard">
      <style:text-properties fo:language="fi" fo:country="FI" fo:font-style="normal" officeooo:rsid="00d2876f" officeooo:paragraph-rsid="00d2876f" style:font-style-asian="normal" style:font-style-complex="normal"/>
    </style:style>
    <style:style style:name="P92" style:family="paragraph" style:parent-style-name="Standard">
      <style:text-properties fo:language="fi" fo:country="FI" fo:font-style="normal" officeooo:rsid="00d31057" officeooo:paragraph-rsid="00d31057" style:font-style-asian="normal" style:font-style-complex="normal"/>
    </style:style>
    <style:style style:name="P93" style:family="paragraph" style:parent-style-name="Standard">
      <style:text-properties fo:language="fi" fo:country="FI" fo:font-style="normal" officeooo:rsid="00d4faf9" officeooo:paragraph-rsid="00d4faf9" style:font-style-asian="normal" style:font-style-complex="normal"/>
    </style:style>
    <style:style style:name="P94" style:family="paragraph" style:parent-style-name="Standard">
      <style:text-properties fo:language="fi" fo:country="FI" fo:font-style="normal" officeooo:rsid="00d5fea1" officeooo:paragraph-rsid="00d5fea1" style:font-style-asian="normal" style:font-style-complex="normal"/>
    </style:style>
    <style:style style:name="P95" style:family="paragraph" style:parent-style-name="Standard">
      <style:text-properties fo:language="fi" fo:country="FI" fo:font-style="normal" officeooo:rsid="00d80f2d" officeooo:paragraph-rsid="00d80f2d" style:font-style-asian="normal" style:font-style-complex="normal"/>
    </style:style>
    <style:style style:name="P96" style:family="paragraph" style:parent-style-name="Standard">
      <style:text-properties fo:language="fi" fo:country="FI" fo:font-style="normal" officeooo:rsid="00d8e497" officeooo:paragraph-rsid="00d8e497" style:font-style-asian="normal" style:font-style-complex="normal"/>
    </style:style>
    <style:style style:name="P97" style:family="paragraph" style:parent-style-name="Standard">
      <style:text-properties fo:language="fi" fo:country="FI" fo:font-style="normal" officeooo:rsid="00d9ef79" officeooo:paragraph-rsid="00d9ef79" style:font-style-asian="normal" style:font-style-complex="normal"/>
    </style:style>
    <style:style style:name="P98" style:family="paragraph" style:parent-style-name="Standard">
      <style:text-properties fo:language="fi" fo:country="FI" fo:font-style="normal" officeooo:rsid="00db801c" officeooo:paragraph-rsid="00db801c" style:font-style-asian="normal" style:font-style-complex="normal"/>
    </style:style>
    <style:style style:name="P99" style:family="paragraph" style:parent-style-name="Standard">
      <style:text-properties fo:language="fi" fo:country="FI" fo:font-style="normal" officeooo:rsid="00dc3192" officeooo:paragraph-rsid="00dc3192" style:font-style-asian="normal" style:font-style-complex="normal"/>
    </style:style>
    <style:style style:name="P100" style:family="paragraph" style:parent-style-name="Standard">
      <style:text-properties fo:language="fi" fo:country="FI" fo:font-style="normal" officeooo:rsid="00e10a52" officeooo:paragraph-rsid="00e10a52" style:font-style-asian="normal" style:font-style-complex="normal"/>
    </style:style>
    <style:style style:name="P101" style:family="paragraph" style:parent-style-name="Standard">
      <style:text-properties fo:language="fi" fo:country="FI" fo:font-style="normal" officeooo:rsid="00e19234" officeooo:paragraph-rsid="00e19234" style:font-style-asian="normal" style:font-style-complex="normal"/>
    </style:style>
    <style:style style:name="P102" style:family="paragraph" style:parent-style-name="Standard">
      <style:text-properties fo:language="fi" fo:country="FI" fo:font-style="normal" officeooo:rsid="00e4f630" officeooo:paragraph-rsid="00e4f630" style:font-style-asian="normal" style:font-style-complex="normal"/>
    </style:style>
    <style:style style:name="P103" style:family="paragraph" style:parent-style-name="Standard">
      <style:text-properties fo:language="fi" fo:country="FI" fo:font-style="normal" officeooo:rsid="00e5dea9" officeooo:paragraph-rsid="00e5dea9" style:font-style-asian="normal" style:font-style-complex="normal"/>
    </style:style>
    <style:style style:name="P104" style:family="paragraph" style:parent-style-name="Standard">
      <style:text-properties fo:language="fi" fo:country="FI" fo:font-style="normal" fo:font-weight="bold" officeooo:rsid="00d06f87" officeooo:paragraph-rsid="00d06f87" style:font-style-asian="normal" style:font-weight-asian="bold" style:font-style-complex="normal" style:font-weight-complex="bold"/>
    </style:style>
    <style:style style:name="P105" style:family="paragraph" style:parent-style-name="Standard">
      <style:text-properties fo:language="fi" fo:country="FI" fo:font-style="normal" fo:font-weight="bold" officeooo:rsid="00d1b46f" officeooo:paragraph-rsid="00d06f87" style:font-style-asian="normal" style:font-weight-asian="bold" style:font-style-complex="normal" style:font-weight-complex="bold"/>
    </style:style>
    <style:style style:name="P106" style:family="paragraph" style:parent-style-name="Standard">
      <style:text-properties fo:language="fi" fo:country="FI" fo:font-style="normal" fo:font-weight="bold" officeooo:rsid="00d9ef79" officeooo:paragraph-rsid="00d9ef79" style:font-style-asian="normal" style:font-weight-asian="bold" style:font-style-complex="normal" style:font-weight-complex="bold"/>
    </style:style>
    <style:style style:name="P107" style:family="paragraph" style:parent-style-name="Standard">
      <style:text-properties officeooo:rsid="00161194" officeooo:paragraph-rsid="00441290"/>
    </style:style>
    <style:style style:name="P108" style:family="paragraph" style:parent-style-name="Standard">
      <style:text-properties officeooo:rsid="0017185b" officeooo:paragraph-rsid="00441290"/>
    </style:style>
    <style:style style:name="P109" style:family="paragraph" style:parent-style-name="Standard">
      <style:text-properties fo:font-style="normal" officeooo:rsid="0017185b" officeooo:paragraph-rsid="00441290" style:font-style-asian="normal" style:font-style-complex="normal"/>
    </style:style>
    <style:style style:name="P110" style:family="paragraph" style:parent-style-name="Standard">
      <style:text-properties fo:font-style="normal" officeooo:rsid="00071ed3" officeooo:paragraph-rsid="00441290" style:font-style-asian="normal" style:font-style-complex="normal"/>
    </style:style>
    <style:style style:name="P111" style:family="paragraph" style:parent-style-name="Standard">
      <style:text-properties fo:font-style="normal" officeooo:rsid="00090c27" officeooo:paragraph-rsid="00441290" style:font-style-asian="normal" style:font-style-complex="normal"/>
    </style:style>
    <style:style style:name="P112" style:family="paragraph" style:parent-style-name="Standard">
      <style:text-properties fo:font-style="normal" officeooo:rsid="0018792b" officeooo:paragraph-rsid="00441290" style:font-style-asian="normal" style:font-style-complex="normal"/>
    </style:style>
    <style:style style:name="P113" style:family="paragraph" style:parent-style-name="Standard">
      <style:text-properties fo:font-style="normal" officeooo:rsid="001dd4be" officeooo:paragraph-rsid="00441290" style:font-style-asian="normal" style:font-style-complex="normal"/>
    </style:style>
    <style:style style:name="P114" style:family="paragraph" style:parent-style-name="Standard">
      <style:text-properties fo:font-style="normal" officeooo:rsid="00215df3" officeooo:paragraph-rsid="00441290" style:font-style-asian="normal" style:font-style-complex="normal"/>
    </style:style>
    <style:style style:name="P115" style:family="paragraph" style:parent-style-name="Standard">
      <style:text-properties fo:font-style="normal" officeooo:rsid="00205055" officeooo:paragraph-rsid="00441290" style:font-style-asian="normal" style:font-style-complex="normal"/>
    </style:style>
    <style:style style:name="P116" style:family="paragraph" style:parent-style-name="Standard">
      <style:text-properties fo:font-style="normal" officeooo:rsid="0020e250" officeooo:paragraph-rsid="00441290" style:font-style-asian="normal" style:font-style-complex="normal"/>
    </style:style>
    <style:style style:name="P117" style:family="paragraph" style:parent-style-name="Standard">
      <style:text-properties fo:font-style="normal" officeooo:rsid="0022dc0e" officeooo:paragraph-rsid="00441290" style:font-style-asian="normal" style:font-style-complex="normal"/>
    </style:style>
    <style:style style:name="P118" style:family="paragraph" style:parent-style-name="Standard">
      <style:text-properties fo:font-style="normal" officeooo:rsid="00245be5" officeooo:paragraph-rsid="00441290" style:font-style-asian="normal" style:font-style-complex="normal"/>
    </style:style>
    <style:style style:name="P119" style:family="paragraph" style:parent-style-name="Standard">
      <style:text-properties fo:font-style="normal" officeooo:rsid="002665de" officeooo:paragraph-rsid="00441290" style:font-style-asian="normal" style:font-style-complex="normal"/>
    </style:style>
    <style:style style:name="P120" style:family="paragraph" style:parent-style-name="Standard">
      <style:text-properties fo:font-style="normal" officeooo:rsid="0026accf" officeooo:paragraph-rsid="00441290" style:font-style-asian="normal" style:font-style-complex="normal"/>
    </style:style>
    <style:style style:name="P121" style:family="paragraph" style:parent-style-name="Standard">
      <style:text-properties fo:font-style="normal" officeooo:rsid="0027cf4c" officeooo:paragraph-rsid="00441290" style:font-style-asian="normal" style:font-style-complex="normal"/>
    </style:style>
    <style:style style:name="P122" style:family="paragraph" style:parent-style-name="Standard">
      <style:text-properties fo:font-style="normal" officeooo:rsid="0029c79e" officeooo:paragraph-rsid="00441290" style:font-style-asian="normal" style:font-style-complex="normal"/>
    </style:style>
    <style:style style:name="P123" style:family="paragraph" style:parent-style-name="Standard">
      <style:text-properties fo:font-style="normal" officeooo:rsid="002bc230" officeooo:paragraph-rsid="00441290" style:font-style-asian="normal" style:font-style-complex="normal"/>
    </style:style>
    <style:style style:name="P124" style:family="paragraph" style:parent-style-name="Standard">
      <style:text-properties fo:font-style="normal" officeooo:rsid="002d4ad4" officeooo:paragraph-rsid="00441290" style:font-style-asian="normal" style:font-style-complex="normal"/>
    </style:style>
    <style:style style:name="P125" style:family="paragraph" style:parent-style-name="Standard">
      <style:text-properties fo:font-style="normal" officeooo:rsid="002fb8c3" officeooo:paragraph-rsid="00441290" style:font-style-asian="normal" style:font-style-complex="normal"/>
    </style:style>
    <style:style style:name="P126" style:family="paragraph" style:parent-style-name="Standard">
      <style:text-properties fo:font-style="normal" officeooo:rsid="0031b29a" officeooo:paragraph-rsid="00441290" style:font-style-asian="normal" style:font-style-complex="normal"/>
    </style:style>
    <style:style style:name="P127" style:family="paragraph" style:parent-style-name="Standard">
      <style:text-properties fo:font-style="normal" officeooo:rsid="00338bcf" officeooo:paragraph-rsid="00441290" style:font-style-asian="normal" style:font-style-complex="normal"/>
    </style:style>
    <style:style style:name="P128" style:family="paragraph" style:parent-style-name="Standard">
      <style:text-properties fo:font-style="normal" officeooo:rsid="0033a856" officeooo:paragraph-rsid="00441290" style:font-style-asian="normal" style:font-style-complex="normal"/>
    </style:style>
    <style:style style:name="P129" style:family="paragraph" style:parent-style-name="Standard">
      <style:text-properties fo:font-style="normal" officeooo:rsid="0034fc22" officeooo:paragraph-rsid="00441290" style:font-style-asian="normal" style:font-style-complex="normal"/>
    </style:style>
    <style:style style:name="P130" style:family="paragraph" style:parent-style-name="Standard">
      <style:text-properties fo:font-style="normal" officeooo:rsid="00362f36" officeooo:paragraph-rsid="00441290" style:font-style-asian="normal" style:font-style-complex="normal"/>
    </style:style>
    <style:style style:name="P131" style:family="paragraph" style:parent-style-name="Standard">
      <style:text-properties fo:font-style="normal" officeooo:rsid="00389045" officeooo:paragraph-rsid="00441290" style:font-style-asian="normal" style:font-style-complex="normal"/>
    </style:style>
    <style:style style:name="P132" style:family="paragraph" style:parent-style-name="Standard">
      <style:text-properties fo:font-style="normal" officeooo:rsid="003c6bc4" officeooo:paragraph-rsid="00441290" style:font-style-asian="normal" style:font-style-complex="normal"/>
    </style:style>
    <style:style style:name="P133" style:family="paragraph" style:parent-style-name="Standard">
      <style:text-properties officeooo:rsid="0018792b" officeooo:paragraph-rsid="00441290"/>
    </style:style>
    <style:style style:name="P134" style:family="paragraph" style:parent-style-name="Standard">
      <style:text-properties officeooo:rsid="001b0301" officeooo:paragraph-rsid="00441290"/>
    </style:style>
    <style:style style:name="P135" style:family="paragraph" style:parent-style-name="Standard">
      <style:text-properties officeooo:rsid="001dd4be" officeooo:paragraph-rsid="00441290"/>
    </style:style>
    <style:style style:name="P136" style:family="paragraph" style:parent-style-name="Standard">
      <style:text-properties officeooo:rsid="00426846" officeooo:paragraph-rsid="00441290"/>
    </style:style>
    <style:style style:name="P137" style:family="paragraph" style:parent-style-name="Standard">
      <style:text-properties officeooo:rsid="00491c97" officeooo:paragraph-rsid="00491c97"/>
    </style:style>
    <style:style style:name="P138" style:family="paragraph" style:parent-style-name="Standard">
      <style:text-properties officeooo:rsid="0049f8ce" officeooo:paragraph-rsid="0049f8ce"/>
    </style:style>
    <style:style style:name="P139" style:family="paragraph" style:parent-style-name="Standard">
      <style:text-properties officeooo:rsid="004d3751" officeooo:paragraph-rsid="004d3751"/>
    </style:style>
    <style:style style:name="P140" style:family="paragraph" style:parent-style-name="Standard">
      <style:text-properties officeooo:rsid="0050f93c" officeooo:paragraph-rsid="0050f93c"/>
    </style:style>
    <style:style style:name="P141" style:family="paragraph" style:parent-style-name="Standard">
      <style:text-properties officeooo:rsid="0055b3c6" officeooo:paragraph-rsid="0055f8af"/>
    </style:style>
    <style:style style:name="P142" style:family="paragraph" style:parent-style-name="Standard">
      <style:text-properties officeooo:rsid="005752a9" officeooo:paragraph-rsid="005752a9"/>
    </style:style>
    <style:style style:name="P143" style:family="paragraph" style:parent-style-name="Standard">
      <style:paragraph-properties fo:margin-left="0cm" fo:margin-right="0cm" fo:margin-top="0cm" fo:margin-bottom="0cm" loext:contextual-spacing="false" fo:text-indent="0cm" style:auto-text-indent="false"/>
    </style:style>
    <style:style style:name="P144" style:family="paragraph" style:parent-style-name="Preformatted_20_Text">
      <style:text-properties fo:language="fi" fo:country="FI" fo:font-style="normal" officeooo:rsid="001a9456" officeooo:paragraph-rsid="00e5dea9" style:font-style-asian="normal" style:font-style-complex="normal"/>
    </style:style>
    <style:style style:name="P145" style:family="paragraph" style:parent-style-name="Preformatted_20_Text">
      <style:text-properties fo:language="fi" fo:country="FI" fo:font-style="normal" officeooo:rsid="00e5dea9" officeooo:paragraph-rsid="00e5dea9" style:font-style-asian="normal" style:font-style-complex="normal"/>
    </style:style>
    <style:style style:name="P146" style:family="paragraph" style:parent-style-name="Preformatted_20_Text">
      <style:text-properties fo:language="fi" fo:country="FI" fo:font-style="normal" officeooo:rsid="00e6e6a3" officeooo:paragraph-rsid="00e6e6a3" style:font-style-asian="normal" style:font-style-complex="normal"/>
    </style:style>
    <style:style style:name="P147" style:family="paragraph" style:parent-style-name="Preformatted_20_Text">
      <style:text-properties fo:language="fi" fo:country="FI" fo:font-style="normal" officeooo:rsid="00e85542" officeooo:paragraph-rsid="00e85542" style:font-style-asian="normal" style:font-style-complex="normal"/>
    </style:style>
    <style:style style:name="P148" style:family="paragraph" style:parent-style-name="Preformatted_20_Text">
      <style:text-properties fo:language="fi" fo:country="FI" fo:font-style="normal" officeooo:rsid="00e9ecfb" officeooo:paragraph-rsid="00e9ecfb" style:font-style-asian="normal" style:font-style-complex="normal"/>
    </style:style>
    <style:style style:name="P149" style:family="paragraph" style:parent-style-name="Preformatted_20_Text">
      <style:text-properties fo:language="en" fo:country="GB" fo:font-style="normal" officeooo:rsid="00ee774e" officeooo:paragraph-rsid="00ee774e" style:font-style-asian="normal" style:font-style-complex="normal"/>
    </style:style>
    <style:style style:name="P150" style:family="paragraph" style:parent-style-name="Preformatted_20_Text">
      <style:text-properties fo:language="en" fo:country="GB" fo:font-style="normal" officeooo:rsid="00ef2984" officeooo:paragraph-rsid="00ef2984" style:font-style-asian="normal" style:font-style-complex="normal"/>
    </style:style>
    <style:style style:name="P151" style:family="paragraph" style:parent-style-name="Preformatted_20_Text">
      <style:text-properties fo:language="en" fo:country="GB" fo:font-style="normal" officeooo:rsid="00f0466e" officeooo:paragraph-rsid="00f0466e" style:font-style-asian="normal" style:font-style-complex="normal"/>
    </style:style>
    <style:style style:name="P152" style:family="paragraph" style:parent-style-name="Preformatted_20_Text">
      <style:text-properties fo:language="en" fo:country="GB" fo:font-style="normal" officeooo:rsid="00f37dfa" officeooo:paragraph-rsid="00f37dfa" style:font-style-asian="normal" style:font-style-complex="normal"/>
    </style:style>
    <style:style style:name="P153" style:family="paragraph" style:parent-style-name="Preformatted_20_Text">
      <style:text-properties fo:language="en" fo:country="GB" fo:font-style="normal" officeooo:rsid="00f56ba8" officeooo:paragraph-rsid="00f56ba8" style:font-style-asian="normal" style:font-style-complex="normal"/>
    </style:style>
    <style:style style:name="P154" style:family="paragraph" style:parent-style-name="Preformatted_20_Text">
      <style:text-properties fo:language="en" fo:country="GB" fo:font-style="normal" officeooo:rsid="00f610c2" officeooo:paragraph-rsid="00f610c2" style:font-style-asian="normal" style:font-style-complex="normal"/>
    </style:style>
    <style:style style:name="P155" style:family="paragraph" style:parent-style-name="Preformatted_20_Text">
      <style:text-properties fo:language="en" fo:country="GB" fo:font-style="normal" officeooo:rsid="00f610d3" officeooo:paragraph-rsid="00f610d3" style:font-style-asian="normal" style:font-style-complex="normal"/>
    </style:style>
    <style:style style:name="P156" style:family="paragraph" style:parent-style-name="Preformatted_20_Text">
      <style:text-properties fo:language="en" fo:country="GB" fo:font-style="normal" officeooo:rsid="00f84dde" officeooo:paragraph-rsid="00f84dde" style:font-style-asian="normal" style:font-style-complex="normal"/>
    </style:style>
    <style:style style:name="P157" style:family="paragraph" style:parent-style-name="Preformatted_20_Text">
      <style:text-properties fo:language="en" fo:country="GB" fo:font-style="normal" officeooo:rsid="00fb0ce9" officeooo:paragraph-rsid="00fb0ce9" style:font-style-asian="normal" style:font-style-complex="normal"/>
    </style:style>
    <style:style style:name="P158" style:family="paragraph" style:parent-style-name="Preformatted_20_Text">
      <style:text-properties fo:language="en" fo:country="GB" fo:font-style="normal" officeooo:rsid="00fc950c" officeooo:paragraph-rsid="00fc950c" style:font-style-asian="normal" style:font-style-complex="normal"/>
    </style:style>
    <style:style style:name="P159" style:family="paragraph" style:parent-style-name="Preformatted_20_Text">
      <style:text-properties fo:language="en" fo:country="GB" fo:font-style="normal" officeooo:rsid="00fd3af1" officeooo:paragraph-rsid="00fd3af1" style:font-style-asian="normal" style:font-style-complex="normal"/>
    </style:style>
    <style:style style:name="P160" style:family="paragraph" style:parent-style-name="Preformatted_20_Text">
      <style:text-properties fo:language="en" fo:country="GB" fo:font-style="normal" officeooo:rsid="0101e584" officeooo:paragraph-rsid="0101e584" style:font-style-asian="normal" style:font-style-complex="normal"/>
    </style:style>
    <style:style style:name="P161" style:family="paragraph" style:parent-style-name="Preformatted_20_Text">
      <style:text-properties fo:language="en" fo:country="GB" fo:font-style="normal" officeooo:rsid="01033adc" officeooo:paragraph-rsid="01033adc" style:font-style-asian="normal" style:font-style-complex="normal"/>
    </style:style>
    <style:style style:name="P162" style:family="paragraph" style:parent-style-name="Preformatted_20_Text">
      <style:text-properties fo:language="en" fo:country="GB" fo:font-style="normal" officeooo:rsid="01065692" officeooo:paragraph-rsid="01065692" style:font-style-asian="normal" style:font-style-complex="normal"/>
    </style:style>
    <style:style style:name="P163" style:family="paragraph" style:parent-style-name="Preformatted_20_Text">
      <style:text-properties fo:language="en" fo:country="GB" fo:font-style="normal" officeooo:rsid="01076063" officeooo:paragraph-rsid="01076063" style:font-style-asian="normal" style:font-style-complex="normal"/>
    </style:style>
    <style:style style:name="P164" style:family="paragraph" style:parent-style-name="Preformatted_20_Text">
      <style:text-properties fo:language="en" fo:country="GB" fo:font-style="normal" officeooo:rsid="0108a14b" officeooo:paragraph-rsid="0108a14b" style:font-style-asian="normal" style:font-style-complex="normal"/>
    </style:style>
    <style:style style:name="P165" style:family="paragraph" style:parent-style-name="Preformatted_20_Text">
      <style:text-properties fo:language="en" fo:country="GB" fo:font-style="normal" officeooo:rsid="010a8524" officeooo:paragraph-rsid="010a8524" style:font-style-asian="normal" style:font-style-complex="normal"/>
    </style:style>
    <style:style style:name="P166" style:family="paragraph" style:parent-style-name="Preformatted_20_Text">
      <style:text-properties fo:language="en" fo:country="GB" fo:font-style="normal" officeooo:rsid="010c763a" officeooo:paragraph-rsid="010c763a" style:font-style-asian="normal" style:font-style-complex="normal"/>
    </style:style>
    <style:style style:name="P167" style:family="paragraph" style:parent-style-name="Preformatted_20_Text">
      <style:text-properties fo:language="en" fo:country="GB" fo:font-style="normal" officeooo:rsid="0110a885" officeooo:paragraph-rsid="0110a885" style:font-style-asian="normal" style:font-style-complex="normal"/>
    </style:style>
    <style:style style:name="P168" style:family="paragraph" style:parent-style-name="Preformatted_20_Text">
      <style:text-properties fo:language="en" fo:country="GB" fo:font-style="normal" officeooo:rsid="01129449" officeooo:paragraph-rsid="01129449" style:font-style-asian="normal" style:font-style-complex="normal"/>
    </style:style>
    <style:style style:name="P169" style:family="paragraph" style:parent-style-name="Preformatted_20_Text">
      <style:text-properties fo:language="en" fo:country="GB" fo:font-style="normal" officeooo:rsid="0114bccb" officeooo:paragraph-rsid="0114bccb" style:font-style-asian="normal" style:font-style-complex="normal"/>
    </style:style>
    <style:style style:name="P170" style:family="paragraph" style:parent-style-name="Preformatted_20_Text">
      <loext:graphic-properties draw:fill="solid" draw:fill-color="#ffffff" draw:opacity="100%"/>
      <style:paragraph-properties fo:background-color="#ffffff"/>
      <style:text-properties fo:color="#000000" style:font-name="DejaVu Sans Mono" fo:font-size="13.5pt"/>
    </style:style>
    <style:style style:name="P171" style:family="paragraph" style:parent-style-name="Preformatted_20_Text">
      <style:text-properties fo:color="#000000" style:font-name="DejaVu Sans Mono" fo:font-size="13.5pt" fo:language="en" fo:country="GB" fo:font-style="normal" officeooo:rsid="01129449" officeooo:paragraph-rsid="01129449" style:font-style-asian="normal" style:font-style-complex="normal"/>
    </style:style>
    <style:style style:name="P17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13.5pt"/>
    </style:style>
    <style:style style:name="P173" style:family="paragraph" style:parent-style-name="Preformatted_20_Text">
      <style:text-properties fo:language="en" fo:country="GB" fo:font-style="normal" officeooo:rsid="0114bccb" officeooo:paragraph-rsid="0114bccb" style:font-style-asian="normal" style:font-style-complex="normal"/>
    </style:style>
    <style:style style:name="P174" style:family="paragraph" style:parent-style-name="Preformatted_20_Text">
      <style:text-properties fo:language="en" fo:country="GB" fo:font-style="normal" officeooo:rsid="01182d76" officeooo:paragraph-rsid="01182d76"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9c623" style:font-style-asian="normal" style:font-style-complex="normal"/>
    </style:style>
    <style:style style:name="T4" style:family="text">
      <style:text-properties fo:font-style="normal" officeooo:rsid="001b913d" style:font-style-asian="normal" style:font-style-complex="normal"/>
    </style:style>
    <style:style style:name="T5" style:family="text">
      <style:text-properties fo:font-style="normal" officeooo:rsid="001f2487" style:font-style-asian="normal" style:font-style-complex="normal"/>
    </style:style>
    <style:style style:name="T6" style:family="text">
      <style:text-properties officeooo:rsid="00272cd2"/>
    </style:style>
    <style:style style:name="T7" style:family="text">
      <style:text-properties officeooo:rsid="0029c79e"/>
    </style:style>
    <style:style style:name="T8" style:family="text">
      <style:text-properties officeooo:rsid="002ac736"/>
    </style:style>
    <style:style style:name="T9" style:family="text">
      <style:text-properties officeooo:rsid="002e2726"/>
    </style:style>
    <style:style style:name="T10" style:family="text">
      <style:text-properties officeooo:rsid="002e9f90"/>
    </style:style>
    <style:style style:name="T11" style:family="text">
      <style:text-properties officeooo:rsid="002f88ff"/>
    </style:style>
    <style:style style:name="T12" style:family="text">
      <style:text-properties officeooo:rsid="00369abd"/>
    </style:style>
    <style:style style:name="T13" style:family="text">
      <style:text-properties fo:language="fi" fo:country="FI"/>
    </style:style>
    <style:style style:name="T14" style:family="text">
      <style:text-properties fo:language="fi" fo:country="FI" officeooo:rsid="003a5b13"/>
    </style:style>
    <style:style style:name="T15" style:family="text">
      <style:text-properties fo:language="fi" fo:country="FI" fo:font-style="normal" style:font-style-asian="normal" style:font-style-complex="normal"/>
    </style:style>
    <style:style style:name="T16" style:family="text">
      <style:text-properties fo:language="fi" fo:country="FI" fo:font-style="normal" officeooo:rsid="0043cd5e" style:font-style-asian="normal" style:font-style-complex="normal"/>
    </style:style>
    <style:style style:name="T17" style:family="text">
      <style:text-properties fo:language="fi" fo:country="FI" fo:font-style="normal" officeooo:rsid="00456170" style:font-style-asian="normal" style:font-style-complex="normal"/>
    </style:style>
    <style:style style:name="T18" style:family="text">
      <style:text-properties fo:language="fi" fo:country="FI" fo:font-style="normal" officeooo:rsid="004868fc" style:font-style-asian="normal" style:font-style-complex="normal"/>
    </style:style>
    <style:style style:name="T19" style:family="text">
      <style:text-properties fo:language="fi" fo:country="FI" fo:font-style="normal" officeooo:rsid="004bd25b" style:font-style-asian="normal" style:font-style-complex="normal"/>
    </style:style>
    <style:style style:name="T20" style:family="text">
      <style:text-properties fo:language="fi" fo:country="FI" fo:font-style="normal" officeooo:rsid="004beaf8" style:font-style-asian="normal" style:font-style-complex="normal"/>
    </style:style>
    <style:style style:name="T21" style:family="text">
      <style:text-properties fo:language="fi" fo:country="FI" fo:font-style="normal" officeooo:rsid="004f2cc4" style:font-style-asian="normal" style:font-style-complex="normal"/>
    </style:style>
    <style:style style:name="T22" style:family="text">
      <style:text-properties fo:language="fi" fo:country="FI" fo:font-style="normal" officeooo:rsid="00525f98" style:font-style-asian="normal" style:font-style-complex="normal"/>
    </style:style>
    <style:style style:name="T23" style:family="text">
      <style:text-properties fo:language="fi" fo:country="FI" fo:font-style="normal" officeooo:rsid="0055f8af" style:font-style-asian="normal" style:font-style-complex="normal"/>
    </style:style>
    <style:style style:name="T24" style:family="text">
      <style:text-properties fo:language="fi" fo:country="FI" officeooo:rsid="00c0b971"/>
    </style:style>
    <style:style style:name="T25" style:family="text">
      <style:text-properties officeooo:rsid="003f7d93"/>
    </style:style>
    <style:style style:name="T26" style:family="text">
      <style:text-properties officeooo:rsid="0040a85d"/>
    </style:style>
    <style:style style:name="T27" style:family="text">
      <style:text-properties officeooo:rsid="00419a9e"/>
    </style:style>
    <style:style style:name="T28" style:family="text">
      <style:text-properties officeooo:rsid="004bd25b"/>
    </style:style>
    <style:style style:name="T29" style:family="text">
      <style:text-properties officeooo:rsid="005e6566"/>
    </style:style>
    <style:style style:name="T30" style:family="text">
      <style:text-properties officeooo:rsid="005f0810"/>
    </style:style>
    <style:style style:name="T31" style:family="text">
      <style:text-properties officeooo:rsid="00604c48"/>
    </style:style>
    <style:style style:name="T32" style:family="text">
      <style:text-properties officeooo:rsid="006acb89"/>
    </style:style>
    <style:style style:name="T33" style:family="text">
      <style:text-properties officeooo:rsid="00735c84"/>
    </style:style>
    <style:style style:name="T34" style:family="text">
      <style:text-properties officeooo:rsid="0075cfcd"/>
    </style:style>
    <style:style style:name="T35" style:family="text">
      <style:text-properties officeooo:rsid="00790c87"/>
    </style:style>
    <style:style style:name="T36" style:family="text">
      <style:text-properties officeooo:rsid="007b17ef"/>
    </style:style>
    <style:style style:name="T37" style:family="text">
      <style:text-properties officeooo:rsid="008418c5"/>
    </style:style>
    <style:style style:name="T38" style:family="text">
      <style:text-properties officeooo:rsid="0085de35"/>
    </style:style>
    <style:style style:name="T39" style:family="text">
      <style:text-properties officeooo:rsid="00874126"/>
    </style:style>
    <style:style style:name="T40" style:family="text">
      <style:text-properties officeooo:rsid="008899b9"/>
    </style:style>
    <style:style style:name="T41" style:family="text">
      <style:text-properties officeooo:rsid="008c38c6"/>
    </style:style>
    <style:style style:name="T42" style:family="text">
      <style:text-properties officeooo:rsid="007e3e59"/>
    </style:style>
    <style:style style:name="T43" style:family="text">
      <style:text-properties officeooo:rsid="008e27fe"/>
    </style:style>
    <style:style style:name="T44" style:family="text">
      <style:text-properties officeooo:rsid="00969df6"/>
    </style:style>
    <style:style style:name="T45" style:family="text">
      <style:text-properties officeooo:rsid="009cd304"/>
    </style:style>
    <style:style style:name="T46" style:family="text">
      <style:text-properties fo:font-weight="bold" style:font-weight-asian="bold" style:font-weight-complex="bold"/>
    </style:style>
    <style:style style:name="T47" style:family="text">
      <style:text-properties fo:font-weight="bold" officeooo:rsid="006a0dee" style:font-weight-asian="bold" style:font-weight-complex="bold"/>
    </style:style>
    <style:style style:name="T48" style:family="text">
      <style:text-properties officeooo:rsid="00a4df73"/>
    </style:style>
    <style:style style:name="T49" style:family="text">
      <style:text-properties officeooo:rsid="00a6bffa"/>
    </style:style>
    <style:style style:name="T50" style:family="text">
      <style:text-properties officeooo:rsid="00a94eb0"/>
    </style:style>
    <style:style style:name="T51" style:family="text">
      <style:text-properties style:text-underline-style="none" fo:font-weight="bold" style:font-weight-asian="bold" style:font-weight-complex="bold"/>
    </style:style>
    <style:style style:name="T52" style:family="text">
      <style:text-properties style:text-underline-style="none" fo:font-weight="bold" officeooo:rsid="009a67ca" style:font-weight-asian="bold" style:font-weight-complex="bold"/>
    </style:style>
    <style:style style:name="T53" style:family="text">
      <style:text-properties officeooo:rsid="00ad2515"/>
    </style:style>
    <style:style style:name="T54" style:family="text">
      <style:text-properties officeooo:rsid="00b48593"/>
    </style:style>
    <style:style style:name="T55" style:family="text">
      <style:text-properties officeooo:rsid="00b4f6df"/>
    </style:style>
    <style:style style:name="T56" style:family="text">
      <style:text-properties officeooo:rsid="00b6addb"/>
    </style:style>
    <style:style style:name="T57" style:family="text">
      <style:text-properties officeooo:rsid="00c48e5a"/>
    </style:style>
    <style:style style:name="T58" style:family="text">
      <style:text-properties officeooo:rsid="00c85605"/>
    </style:style>
    <style:style style:name="T59" style:family="text">
      <style:text-properties officeooo:rsid="00d0a5ea"/>
    </style:style>
    <style:style style:name="T60" style:family="text">
      <style:text-properties officeooo:rsid="00d1e808"/>
    </style:style>
    <style:style style:name="T61" style:family="text">
      <style:text-properties officeooo:rsid="00d9ef79"/>
    </style:style>
    <style:style style:name="T62" style:family="text">
      <style:text-properties officeooo:rsid="00dc3192"/>
    </style:style>
    <style:style style:name="T63" style:family="text">
      <style:text-properties officeooo:rsid="00dd7ecc"/>
    </style:style>
    <style:style style:name="T64" style:family="text">
      <style:text-properties officeooo:rsid="00e5dea9"/>
    </style:style>
    <style:style style:name="T65" style:family="text">
      <style:text-properties officeooo:rsid="00e87e4c"/>
    </style:style>
    <style:style style:name="T66" style:family="text">
      <style:text-properties officeooo:rsid="00ecac5a"/>
    </style:style>
    <style:style style:name="T67" style:family="text">
      <style:text-properties officeooo:rsid="00ed7ad3"/>
    </style:style>
    <style:style style:name="T68" style:family="text">
      <style:text-properties officeooo:rsid="00f2efd6"/>
    </style:style>
    <style:style style:name="T69" style:family="text">
      <style:text-properties officeooo:rsid="00f56ba8"/>
    </style:style>
    <style:style style:name="T70" style:family="text">
      <style:text-properties officeooo:rsid="00f97512"/>
    </style:style>
    <style:style style:name="T71" style:family="text">
      <style:text-properties officeooo:rsid="00fd3af1"/>
    </style:style>
    <style:style style:name="T72" style:family="text">
      <style:text-properties officeooo:rsid="00ff2ed1"/>
    </style:style>
    <style:style style:name="T73" style:family="text">
      <style:text-properties officeooo:rsid="0104eaa3"/>
    </style:style>
    <style:style style:name="T74" style:family="text">
      <style:text-properties officeooo:rsid="01099d25"/>
    </style:style>
    <style:style style:name="T75" style:family="text">
      <style:text-properties officeooo:rsid="010a8524"/>
    </style:style>
    <style:style style:name="T76" style:family="text">
      <style:text-properties officeooo:rsid="010d3d7d"/>
    </style:style>
    <style:style style:name="T77" style:family="text">
      <style:text-properties officeooo:rsid="0116975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How to measure a user’s success in finding relevant documents?</text:p>
      <text:p text:style-name="P107"/>
      <text:p text:style-name="P108">We should find as many features as possible relating to how actual users act in the system, and build a model that, <text:span text:style-name="T1">on average</text:span><text:span text:style-name="T2">, mimics these as close as possible.</text:span></text:p>
      <text:p text:style-name="P109"/>
      <text:p text:style-name="P110">Maybe model it like this:</text:p>
      <text:p text:style-name="P110">A user has in their mind a very specific keyword they are looking for. In addition to this, there are a few keywords that are relevant to this, and the user would also appreciate seeing these. The performance of the system would be rated on how well it would find the main keyword and the additional ones. The user would try to find the main keyword and also clicks on the additional ones if they notice them. This requires a semantic map for the keywords and how they relate to each others.</text:p>
      <text:p text:style-name="P110"/>
      <text:p text:style-name="P111">Take notes from the actual user data! Need the data!</text:p>
      <text:p text:style-name="P111"/>
      <text:p text:style-name="P133"><text:span text:style-name="T2">First implement a very simple </text:span><text:span text:style-name="T3">the code to be able to interact with the search engine:</text:span><text:span text:style-name="T2"> input a query, get back the keywords, documents. Write python code</text:span></text:p>
      <text:p text:style-name="P112"/>
      <text:p text:style-name="P134"><text:span text:style-name="T4">Check out p</text:span><text:span text:style-name="T2">ython request library!</text:span></text:p>
      <text:p text:style-name="P113"/>
      <text:p text:style-name="P135"><text:span text:style-name="T2">Parse the results of the query into a 2D-matrix, where the rows are keywords and the columns are documents. This matrix has to be </text:span><text:span text:style-name="T5">able to be</text:span><text:span text:style-name="T2"> modified by being added keywords and documents, so rows and columns. At first the algorithm can return random documents, this will be fine-tuned later.</text:span></text:p>
      <text:p text:style-name="P113"/>
      <text:p text:style-name="P114">8.6.2017</text:p>
      <text:p text:style-name="P115">The user inputs search words, gets documents (with keywords) and local and semilocal keywords in response.</text:p>
      <text:p text:style-name="P115"/>
      <text:p text:style-name="P116">Questions: How do I give parameters in GET, without having to put them to the URL? The hyphen is the problem.</text:p>
      <text:p text:style-name="P116">What keywords should I include in the matrix: should I include the ones that are listed in the returned documents in addition to the ones that the search engine separately returns?</text:p>
      <text:p text:style-name="P116"/>
      <text:p text:style-name="P117">9.6.2017</text:p>
      <text:p text:style-name="P117">Solved how to give parameters with hyphen to GET.</text:p>
      <text:p text:style-name="P117">The basic principle:</text:p>
      <text:p text:style-name="P117">- Give a keyword</text:p>
      <text:p text:style-name="P117">- Make several different simulators:</text:p>
      <text:p text:style-name="P117"><text:tab/>- clicks on the most relevant keyword</text:p>
      <text:p text:style-name="P117"><text:tab/>- Click on the first keyword on the first article repeatedly</text:p>
      <text:p text:style-name="P118"><text:tab/>- etc.</text:p>
      <text:p text:style-name="P118"/>
      <text:p text:style-name="P119">12.6.2017</text:p>
      <text:p text:style-name="P119">For some semi-local keywords the distance seems to be smaller than for any of the local keywords. For example the semi-local keyword “visible nodes” with a distance of 0.00056… Why is this? What does the distance mean?</text:p>
      <text:p text:style-name="P120">- <text:span text:style-name="T6">Make a method that just requires one keyword as input for a search (an abstraction level for doQuery). Try what happens when you do repeated queries inputting always the closest given keyword (“best match”).</text:span></text:p>
      <text:p text:style-name="P120"/>
      <text:p text:style-name="P121">13.6.2017</text:p>
      <text:p text:style-name="P121">Method done, bugs fixed. A very crude simulator now works.</text:p>
      <text:p text:style-name="P121"><text:soft-page-break/>An example use scenario: the subject the user wants to find is “dynamic content caching”. The user starts with the search word “web”. <text:span text:style-name="T7">The user clicks on the most relevant keyword that they haven’t already clicked. If there is a keyword that contains parts of “dynamic content caching”, the user will click on that instead.</text:span></text:p>
      <text:p text:style-name="P121"/>
      <text:p text:style-name="P122">When I send a query to the server, does the server always start a new session? <text:span text:style-name="T8">Maybe not. Might uphold the same session.</text:span></text:p>
      <text:p text:style-name="P122"/>
      <text:p text:style-name="P123">Map the keywords by putting those that are frequently used together in documents close together.</text:p>
      <text:p text:style-name="P124"/>
      <text:p text:style-name="P124">Or, <text:span text:style-name="T9">on every search, simply </text:span>find the keyword that shares most documents with the subject matter <text:span text:style-name="T10">in question</text:span>, and click on that. Basically moving in the direction of the subject matter. Should have a database of all the documents associated with a keyword. Should be able to pull a small amount of this data. Trying to mimic a human’s searching for relevant material. <text:span text:style-name="T11">This can be tried with different efficiencies of the user, where the user won’t always click the closest one.</text:span></text:p>
      <text:p text:style-name="P124"/>
      <text:p text:style-name="P125">Need to be able to pull info from the database!</text:p>
      <text:p text:style-name="P125"/>
      <text:p text:style-name="P126">Search how to announce your holidays on flamma!</text:p>
      <text:p text:style-name="P126"/>
      <text:p text:style-name="P127">14.6.2017</text:p>
      <text:p text:style-name="P127"/>
      <text:p text:style-name="P127">How to access the user use data?</text:p>
      <text:p text:style-name="P127">Plot the <text:span text:style-name="T26">cumulative</text:span> <text:span text:style-name="T12">quality</text:span> of the documents.</text:p>
      <text:p text:style-name="P127">The amount of relevant documents should be stable (exploitation and exploration!)</text:p>
      <text:p text:style-name="P128">Use the real data to train the system.</text:p>
      <text:p text:style-name="P129">Check out the user data! (later?)</text:p>
      <text:p text:style-name="P130">The prediction model is on my end!</text:p>
      <text:p text:style-name="P130"/>
      <text:p text:style-name="P131">What about using third-hand libraries in the code (xmltodict)? <text:span text:style-name="T14">Allowed, good practice?</text:span></text:p>
      <text:p text:style-name="P1"/>
      <text:p text:style-name="P132"><text:span text:style-name="T14">1</text:span><text:span text:style-name="T13">5.6.2017</text:span></text:p>
      <text:p text:style-name="P2">Wrote the parsin<text:span text:style-name="T25">g</text:span> program again, this time for <text:span text:style-name="T28">just the document </text:span>data in XML format.</text:p>
      <text:p text:style-name="P3">Ask about the holidays! Do we have to mark the ones this month, or for the whole summer?</text:p>
      <text:p text:style-name="P4">Ask about <text:span text:style-name="T27">using </text:span>third-party libraries</text:p>
      <text:p text:style-name="P5">Mitä URL tarkoittaa?</text:p>
      <text:p text:style-name="P5"/>
      <text:p text:style-name="P6">16.6.2017</text:p>
      <text:p text:style-name="P136"><text:span text:style-name="T15">Click something, do a prediction, get data, click something… </text:span><text:span text:style-name="T16">Get the loop working first! Check out how linrel works, the younger guys have a linrel-implementation… which I think I already have. </text:span><text:span text:style-name="T17">Mission: mimic a user’s actions by using LinRel? Page 3 of the ruotsalo paper seems relevant. Still confused as to what my job is. What part of the predicting is done on my side? Everything? Am I supposed to give a keyword relevancy vector to the client, similar to the example? The client would then use this to </text:span><text:span text:style-name="T18">give</text:span><text:span text:style-name="T17"> the documents? How do I calculate this? Where does LinRel come in?</text:span></text:p>
      <text:p text:style-name="P7"/>
      <text:p text:style-name="P137"><text:span text:style-name="T17">1</text:span><text:span text:style-name="T15">9.6.2017</text:span></text:p>
      <text:p text:style-name="P137"><text:span text:style-name="T15">Understanding of </text:span><text:span text:style-name="T20">the </text:span><text:span text:style-name="T15">mission: Do a search, get the documents. Using these documents, make a list of keywords that contains both relevant and exploratory keywords. Simulate the user clicking some of these, then do another search with the knowledge of which keywords have been clicked.</text:span></text:p>
      <text:p text:style-name="P8"/>
      <text:p text:style-name="P138"><text:soft-page-break/><text:span text:style-name="T15">Linrel: The reward in this case are the clicks of the user. </text:span><text:span text:style-name="T19">10 keywords are offered to the user, user clicks some of them. Those that were clicked gave a reward, those that were not did not give a reward. Offering the 10 keywords is analogous to operating a certain slot machine.</text:span></text:p>
      <text:p text:style-name="P9"><text:tab/>How to estimate the reward?</text:p>
      <text:p text:style-name="P9"/>
      <text:p text:style-name="P139"><text:span text:style-name="T19">2</text:span><text:span text:style-name="T15">0.6.2017</text:span></text:p>
      <text:p text:style-name="P139"><text:span text:style-name="T15">1. Input a </text:span><text:span text:style-name="T22">search word</text:span></text:p>
      <text:p text:style-name="P10">2. get documents</text:p>
      <text:p text:style-name="P10">3. Using these documents, make a matrix of keywords and documents</text:p>
      <text:p text:style-name="P10">4. Predict the keywords (that the user would click?) LinRel!</text:p>
      <text:p text:style-name="P10">5. Simulate the user clicking some of them</text:p>
      <text:p text:style-name="P10">6. Input the original keyword with the clicked keywords</text:p>
      <text:p text:style-name="P10">7. Loop 2-6</text:p>
      <text:p text:style-name="P10"/>
      <text:p text:style-name="P139"><text:span text:style-name="T15">The user may also do new searches </text:span><text:span text:style-name="T21">while using the system?!</text:span></text:p>
      <text:p text:style-name="P11"/>
      <text:p text:style-name="P140"><text:span text:style-name="T21">W</text:span><text:span text:style-name="T15">hat is w_hat?</text:span></text:p>
      <text:p text:style-name="P12"/>
      <text:p text:style-name="P13">21.6.2017</text:p>
      <text:p text:style-name="P14">HUOM! Auer2010:ssa oleva X_t muuttuu iteraatioiden välissä, esimerkkikoodissa ”question_generator” se on aina sama, omassa koodissa siihen lisätään rivejä ja sitä muokataan (merkitään mihin dokumentteihin uudet sanat kuuluvat, tai mitä sanoja uudet dokumentit sisältävät).</text:p>
      <text:p text:style-name="P14"/>
      <text:p text:style-name="P15">22.6.2017</text:p>
      <text:p text:style-name="P141"><text:span text:style-name="T23">Clicking the first keyword (’content’) makes the offering of keywords always have ’content’ at the top. Is this intended? Shouldn’t the algorithm be more exploratory?</text:span><text:span text:style-name="T15"> </text:span><text:span text:style-name="T23">This could be remedied by only showing each keyword once, but is that the point?</text:span></text:p>
      <text:p text:style-name="P15"/>
      <text:p text:style-name="P17">VACATION</text:p>
      <text:p text:style-name="P17"/>
      <text:p text:style-name="P142"><text:span text:style-name="T23">2</text:span><text:span text:style-name="T15">8.6.2017</text:span></text:p>
      <text:p text:style-name="P16"/>
      <text:p text:style-name="P18">3.7.2017</text:p>
      <text:p text:style-name="P18">How does the weighing of keywords work, when they are given to LinRel? Should the keywords’ weights stay constant over time?</text:p>
      <text:p text:style-name="P18"/>
      <text:p text:style-name="P19">4.7.2017</text:p>
      <text:p text:style-name="P19">Were we supposed to keep all the old articles in the matrix, like in the example <text:span text:style-name="T29">c</text:span>ode?</text:p>
      <text:p text:style-name="P19"/>
      <text:p text:style-name="P20">Make sure you add the existing documents and keywords to the matrix <text:span text:style-name="T31">in LinRel</text:span>, make sure LinRel works correctly. Start logging data, relevance, novelty vs. Obviouness, make plots. Use the excel files and <text:span text:style-name="T30">maybe PyPlot or R?</text:span></text:p>
      <text:p text:style-name="P20"/>
      <text:p text:style-name="P20">Meeting 13th at 10</text:p>
      <text:p text:style-name="P20"/>
      <text:p text:style-name="P21">10.7.2017</text:p>
      <text:p text:style-name="P21">Apparently to use a global variable you have to reference it with the ”global” keyword in the method you want to use it in? Not required if only reading the value. <text:a xlink:type="simple" xlink:href="https://stackoverflow.com/questions/855493/referenced-before-assignment-error-in-python" text:style-name="Internet_20_link" text:visited-style-name="Visited_20_Internet_20_Link">https://stackoverflow.com/questions/855493/referenced-before-assignment-error-in-python</text:a></text:p>
      <text:p text:style-name="P21"/>
      <text:p text:style-name="P22">11.7.2017</text:p>
      <text:p text:style-name="P22"><text:soft-page-break/>doc_keywords seems to be the problem. Is not treated as global variable? Can it easily be made into a dict. Should not be directly used in calculations (maybe), so maybe possible.</text:p>
      <text:p text:style-name="P22"/>
      <text:p text:style-name="P23">13.7.2017</text:p>
      <text:p text:style-name="P23">Which value in the csv files was relevance, which novelty etc.</text:p>
      <text:p text:style-name="P24">What if the document keyword is not in semantic_search_keywords.csv? <text:span text:style-name="T32">Tuukka: assume 0,0,0, non-relevant so does not matter. Most keywords are not relevant.</text:span></text:p>
      <text:p text:style-name="P25">What did others use to plot? <text:span text:style-name="T32">PyPlot, Seaborn</text:span></text:p>
      <text:p text:style-name="P25"/>
      <text:p text:style-name="P27">The values in the csv files are:</text:p>
      <text:p text:style-name="P26">Keywords: <text:span text:style-name="T46">relevanc</text:span><text:span text:style-name="T47">y</text:span><text:span text:style-name="T46">, generality, specificity</text:span></text:p>
      <text:p text:style-name="P26">Documents: <text:span text:style-name="T46">relevancy, obviousness, novelty</text:span></text:p>
      <text:p text:style-name="P26"/>
      <text:p text:style-name="P28">Plotter: seaborn</text:p>
      <text:p text:style-name="P28"/>
      <text:p text:style-name="P29">21.7.2017</text:p>
      <text:p text:style-name="P38">- Ota alkuperäinen hakusana käyttäjälokeista! <text:span text:style-name="T35">(For now, take it randomly from all keywords)</text:span></text:p>
      <text:p text:style-name="P31">- Laita viivat plot<text:span text:style-name="T34">teihin näyttämään kaikkien relevanttien yms. dokumenttien/avainsanojen osuus</text:span></text:p>
      <text:p text:style-name="P29">- Plot the relevancy and novelty of each individual batch of documents.</text:p>
      <text:p text:style-name="P37">- Plot the same things for keywords.<text:tab/></text:p>
      <text:p text:style-name="P30">- 20 iteraatiota sopiva simulaatioon. <text:span text:style-name="T33">Simuloi yön yli, ota keskiarvot joistain sadoista.</text:span></text:p>
      <text:p text:style-name="P31">- Plottaa eri c:n arvoilla. Jos c nousee, niin precisionin voisi odottaa laskevan, relevancyn nousevan. Ja toisin päin. Recallin voisi odottaa käyttyäytyvän päinvastoin.</text:p>
      <text:p text:style-name="P31">- Etsi sweet-spotti (ei c = 0), jossa recall nousee, precision pysyy.</text:p>
      <text:p text:style-name="P33">- Anna c:lle erilaisia arvoja (~logaritminen asteikko)</text:p>
      <text:p text:style-name="P35">- Hakukoneen personointimahdollisuudet, onko eri käyttäjillä mahdollisuuksia erilaisiin hakuihin? <text:span text:style-name="T33">Kuinka paljon käyttäjät saavat samoja dokumentteja</text:span></text:p>
      <text:p text:style-name="P39">- F1-score!</text:p>
      <text:p text:style-name="P39"/>
      <text:p text:style-name="P41">29.7.2017</text:p>
      <text:p text:style-name="P41"/>
      <text:p text:style-name="P41">- It seems that the CSV file does not contain nearly all the documents, but a small part. I guess, if a document is returned that is not among the existing list, we should do the general assumptions about relevancy, obviousness and novelty <text:span text:style-name="T36">(0,0,0)</text:span></text:p>
      <text:p text:style-name="P41"/>
      <text:p text:style-name="P42">1.8.2017</text:p>
      <text:p text:style-name="P42">- Should the recall for novelty be calculated in relation to all the documents in the CSV file, or just the relevant ones?</text:p>
      <text:p text:style-name="P42"/>
      <text:p text:style-name="P43">2.8.2017</text:p>
      <text:p text:style-name="P43">- Set the keyword precision from 0 to 1</text:p>
      <text:p text:style-name="P43">- Add text to explain the lines</text:p>
      <text:p text:style-name="P43">- Increase iterations to 20, do a couple hundred rounds and draw an average graph</text:p>
      <text:p text:style-name="P44">- Shouldn’t the novel/specific be calculated among the relevant ones?</text:p>
      <text:p text:style-name="P45">- Make a separate method in DataPlotter that calculates the proportions</text:p>
      <text:p text:style-name="P45"/>
      <text:p text:style-name="P46">- REFACTOR DataPlotter class</text:p>
      <text:p text:style-name="P46"/>
      <text:p text:style-name="P47">8.8.2017</text:p>
      <text:p text:style-name="P47">- Why do ’keywords’ and ’keyword_scores’ in LinRel.get_keyword_scores seemingly get continuously bigger with more iterations.</text:p>
      <text:p text:style-name="P48">- Site sometimes gives Http 500 error. Try-exception for this?</text:p>
      <text:p text:style-name="P49"><text:soft-page-break/>11.8.2017</text:p>
      <text:p text:style-name="P49">- Make it so the files are part of the project and don’t have to be read from a directory. <text:span text:style-name="T37">(Maybe not necessary?)</text:span></text:p>
      <text:p text:style-name="P49">- In the ”three-systems-logs” folder, files that have ”queries” in their name seem to be the ones with user-inputted search words.</text:p>
      <text:p text:style-name="P49"/>
      <text:p text:style-name="P50">14.8.2017</text:p>
      <text:p text:style-name="P50">- The simulator uses the user-inputted search words for the search (151 words). This means that there are quite many duplicate words, like ”semantic search” and ”robotics” about 10 times each. This is not necessarily a bad thing, because it might be good to weigh the most common words. Still, should the duplicates be removed?</text:p>
      <text:p text:style-name="P51">- Problem: server sometimes throws Http error</text:p>
      <text:p text:style-name="P51"/>
      <text:p text:style-name="P53">The search engine now uses the user-inputted search words.</text:p>
      <text:p text:style-name="P52">To-do:</text:p>
      <text:p text:style-name="P55">- Fix a division by zero error in DataPlotter</text:p>
      <text:p text:style-name="P54">- Add lines to plots to show total portion of novel and relevant documents and specific and relevant keywords.</text:p>
      <text:p text:style-name="P54">- Fix the Http 500 error bug. If the program can’t connect to server, it should not crash, but simply try again.</text:p>
      <text:p text:style-name="P56">- New error: ”TypeError: 'NoneType' object is not subscriptable”. <text:span text:style-name="T41">Fix!</text:span></text:p>
      <text:p text:style-name="P32"><text:span text:style-name="T39">-</text:span>Plottaa eri c:n arvoilla. Jos c nousee, niin precisionin voisi odottaa laskevan, relevancyn nousevan. Ja toisin päin. Recallin voisi odottaa käyttyäytyvän päinvastoin. <text:span text:style-name="T40">This needs to be automatized! Also plot saving needs to be automatized!</text:span></text:p>
      <text:p text:style-name="P32">- Etsi sweet-spotti (ei c = 0), jossa recall nousee, precision pysyy.</text:p>
      <text:p text:style-name="P34">- Anna c:lle erilaisia arvoja (~logaritminen asteikko)</text:p>
      <text:p text:style-name="P59">- Extract how the users click the keywords from the user input data</text:p>
      <text:p text:style-name="P36">- Hakukoneen personointimahdollisuudet, onko eri käyttäjillä mahdollisuuksia erilaisiin hakuihin? <text:span text:style-name="T33">Kuinka paljon käyttäjät saavat samoja dokumentteja</text:span></text:p>
      <text:p text:style-name="P40">- F1-score!</text:p>
      <text:p text:style-name="P40"/>
      <text:p text:style-name="P58">15.8.2017</text:p>
      <text:p text:style-name="P57">Questions <text:span text:style-name="T43">for meeting:</text:span></text:p>
      <text:p text:style-name="P57">- <text:span text:style-name="T42">Should the recall for novelty be calculated in relation to all the documents in the CSV file, or just the relevant ones?</text:span></text:p>
      <text:p text:style-name="P57">- <text:span text:style-name="T38">The simulator uses the user-inputted search words for the search (151 words). This means that there are quite many duplicate words, like ”semantic search” and ”robotics” about 10 times each. This is not necessarily a bad thing, because it might be good to weigh the most common words. Still, should the duplicates be removed?</text:span></text:p>
      <text:p text:style-name="P57"/>
      <text:p text:style-name="P60">Searchword during len(x) = 0 error was CNS, or that was the search word before the error-causing one. Put in 0 instead? Would that work? Would it not be better to ignore that data point?</text:p>
      <text:p text:style-name="P61">Theory: none of the returned keywords are among the ones in the CSV document, <text:span text:style-name="T45">which is causing the error.</text:span></text:p>
      <text:p text:style-name="P61"/>
      <text:p text:style-name="P62">Meeting:</text:p>
      <text:p text:style-name="P62">Do the simulations with more runs, plot the points on the same graph!!!</text:p>
      <text:p text:style-name="P62">Do the simulations with c = 0, c = 5 <text:span text:style-name="T44">and a purely typed query.</text:span></text:p>
      <text:p text:style-name="P63">Find the sweet-spot for c using F1 measure!</text:p>
      <text:p text:style-name="P64">Check that you are not putting duplicates into the document/keyword matrices</text:p>
      <text:p text:style-name="P65">Instead of calculating the precision by adding the documents/keywords to the existing ones and calculating the precision over the new ones and the old ones. <text:span text:style-name="T51">Simply calculate the precision over </text:span><text:soft-page-break/><text:span text:style-name="T51">the results that were returned in that specific iteration. This makes the precision less stable over the iterations. </text:span><text:span text:style-name="T52">The same can be done for recall.</text:span></text:p>
      <text:p text:style-name="P65"/>
      <text:p text:style-name="P66">To-do: Combine the different keyword and document <text:span text:style-name="T48">files</text:span> and change the code to reflect this</text:p>
      <text:p text:style-name="P66"><text:tab/>Figure out how precision should be counted. If the code returns 5 documents, 2 of which are not among the reviewed documents, and if 1 of the 3 documents that are among the reviewed ones is relevant, is the relevancy precision then 1/5 or 1/3?</text:p>
      <text:p text:style-name="P66"><text:tab/>If we assume that all documents not among the reviewed ones are not relevant, then it is 1/5. This is probably the best assumption, the same for novelty and specificity. Does the code calculate this correctly?</text:p>
      <text:p text:style-name="P66"/>
      <text:p text:style-name="P67">For the meeting:</text:p>
      <text:p text:style-name="P67">The files containing the documents and the files containing the keywords contain some same entries (at least both robotics_keywords_rated_dg.csv and semantic_search_keywords.csv contain the word ”search engines”). However in the two documents this word has the opposite values for generality, specificity and relevancy. How should it be interpreted, or does it not matter because there are most likely very few of them?</text:p>
      <text:p text:style-name="P69">Theory: the attributes for the keywords in robotics_keywords_rated_dg.csv are in a different order than in semantic_search_keywords.csv</text:p>
      <text:p text:style-name="P68">16.8.2017</text:p>
      <text:p text:style-name="P68">Lots of refactoring and fixing bugs.</text:p>
      <text:p text:style-name="P68"/>
      <text:p text:style-name="P68">17.8.2017</text:p>
      <text:p text:style-name="P68">For the meeting:</text:p>
      <text:p text:style-name="P68">Should novelty and precision be <text:span text:style-name="T49">#novel/#</text:span>all or <text:span text:style-name="T49">#</text:span>novel/<text:span text:style-name="T49">#</text:span>relevant? For now going with <text:span text:style-name="T49">the latter.</text:span></text:p>
      <text:p text:style-name="P68"/>
      <text:p text:style-name="P70">18.8.2017</text:p>
      <text:p text:style-name="P70">Meeting:</text:p>
      <text:p text:style-name="P70">Save all the vectors that the data points are calculated from. <text:span text:style-name="T50">For each data point save all the values, for example the keyword novelty precision in iteration 54, simulation 187.</text:span></text:p>
      <text:p text:style-name="P70"/>
      <text:p text:style-name="P71">20.8.2017</text:p>
      <text:p text:style-name="P71">Commas in URL parameters cause problems. How to fix?</text:p>
      <text:p text:style-name="P71">Example URL:</text:p>
      <text:p text:style-name="P71"><text:a xlink:type="simple" xlink:href="http://focus.hiit.fi:8080/hiitwideinternal/service/articles/rehabilitation+robotics/user/tuukka/keys/therapy,0.2280007528780582,impedance+control,0.21696028058669395,human-robot+interaction,0.2280661384602314,stroke,+rehabilitation,0.2286432363503713.xml" text:style-name="Internet_20_link" text:visited-style-name="Visited_20_Internet_20_Link">http://focus.hiit.fi:8080/hiitwideinternal/service/articles/rehabilitation+robotics/user/tuukka/keys/therapy,0.2280007528780582,impedance+control,0.21696028058669395,human-robot+interaction,0.2280661384602314,stroke,+rehabilitation,0.2286432363503713.xml</text:a></text:p>
      <text:p text:style-name="P71">Problem keyword: ”stroke, rehabilitation”</text:p>
      <text:p text:style-name="P72">For now, if a keyword with commas in it is clicked, <text:span text:style-name="T53">the next keyword is clicked instead.</text:span></text:p>
      <text:p text:style-name="P72"/>
      <text:p text:style-name="P73">21.8.2017</text:p>
      <text:p text:style-name="P73">Write all the user-inputted search words to a file and check that they don’t contain reserved characters!</text:p>
      <text:p text:style-name="P74">Test to see if the character checking works!</text:p>
      <text:p text:style-name="P74"/>
      <text:p text:style-name="P75">22.8.2017</text:p>
      <text:p text:style-name="P80">MEETING:</text:p>
      <text:p text:style-name="P76">Add a chance that the user writes another query instead of clicking a keyword.</text:p>
      <text:p text:style-name="P78">- The user should only click relevant <text:span text:style-name="T54">key</text:span>words! <text:span text:style-name="T56">Or should there be a small chance to click an irrelevant one? Would be more human-like? Without a small chance to click on an irrelevant keyword certain keywords would never be clicked.</text:span></text:p>
      <text:p text:style-name="P78">- Only use the keywords that are related to the first search query! <text:span text:style-name="T55">Same for documents!</text:span></text:p>
      <text:p text:style-name="P77"><text:soft-page-break/>- Add c = 0</text:p>
      <text:p text:style-name="P77">- Save the vectors!</text:p>
      <text:p text:style-name="P77">- More simulations, 200</text:p>
      <text:p text:style-name="P79">- Compile the user-inputted search words to two files!</text:p>
      <text:p text:style-name="P82">- Send tuukka an email about the low amount of robotics keywords.</text:p>
      <text:p text:style-name="P79"/>
      <text:p text:style-name="P81">URL-encoding, low amount of robotics keywords, low chance to click irrelevant keyword?</text:p>
      <text:p text:style-name="P81"/>
      <text:p text:style-name="P83">23.8.2017</text:p>
      <text:p text:style-name="P84">Vanha sähköposti:</text:p>
      <text:p text:style-name="P81">Logeissa on 3 eri systeemin logia ja simulaatiossa tulisi käyttää kahta niistä. Systeemiä, jossa on vain kirjoitettuja kyselyitä (iui alkuiset filet) ja list condition users (kts. alla lista käyttäjistä). </text:p>
      <text:p text:style-name="P81"/>
      <text:p text:style-name="P81">username parametri (esimerkissä sigir03) on seuraava:</text:p>
      <text:p text:style-name="Standard"/>
      <text:p text:style-name="P143">radar system users:</text:p>
      <text:p text:style-name="P143">sigi01</text:p>
      <text:p text:style-name="P143">sigir11</text:p>
      <text:p text:style-name="P143">sigir03</text:p>
      <text:p text:style-name="P143">sigir13</text:p>
      <text:p text:style-name="P143">sigir05</text:p>
      <text:p text:style-name="P143">sifir15</text:p>
      <text:p text:style-name="P143">sigir07</text:p>
      <text:p text:style-name="P143">sigir17</text:p>
      <text:p text:style-name="P143">sigir19</text:p>
      <text:p text:style-name="P143">sigir32</text:p>
      <text:p text:style-name="P143"/>
      <text:p text:style-name="P143">other list condition users:</text:p>
      <text:p text:style-name="P143">sigir2<text:tab/><text:tab/><text:span text:style-name="T24">ss</text:span></text:p>
      <text:p text:style-name="P143">sigir12<text:tab/><text:tab/><text:span text:style-name="T24">robotics</text:span></text:p>
      <text:p text:style-name="P143">sigir4<text:tab/><text:tab/><text:span text:style-name="T24">ss</text:span></text:p>
      <text:p text:style-name="P143">sigir14<text:tab/><text:tab/><text:span text:style-name="T24">robotics</text:span></text:p>
      <text:p text:style-name="P143">sigir6<text:tab/><text:tab/><text:span text:style-name="T24">ss</text:span></text:p>
      <text:p text:style-name="P143">sigir16<text:tab/><text:tab/><text:span text:style-name="T24">robotics</text:span></text:p>
      <text:p text:style-name="P143">sigir8<text:tab/><text:tab/><text:span text:style-name="T24">ss</text:span></text:p>
      <text:p text:style-name="P143">sigir18<text:tab/><text:tab/><text:span text:style-name="T24">robotics</text:span></text:p>
      <text:p text:style-name="P143">sigir31<text:tab/><text:tab/><text:span text:style-name="T24">ss</text:span></text:p>
      <text:p text:style-name="P143">sigir20<text:tab/><text:tab/><text:span text:style-name="T24">robotics</text:span></text:p>
      <text:p text:style-name="P143"/>
      <text:p text:style-name="P143">baseline:</text:p>
      <text:p text:style-name="P143">iui<text:span text:style-name="T58">test</text:span>1<text:tab/><text:tab/><text:span text:style-name="T24">robotics</text:span></text:p>
      <text:p text:style-name="P143">iui<text:span text:style-name="T58">test</text:span>2<text:tab/><text:tab/><text:span text:style-name="T24">robotics</text:span></text:p>
      <text:p text:style-name="P143">iui<text:span text:style-name="T58">test</text:span>3<text:tab/><text:tab/><text:span text:style-name="T24">robotics</text:span></text:p>
      <text:p text:style-name="P143">iui<text:span text:style-name="T58">test</text:span>4<text:tab/><text:tab/><text:span text:style-name="T24">robotics</text:span></text:p>
      <text:p text:style-name="P143">iui<text:span text:style-name="T58">test</text:span>5<text:tab/><text:tab/><text:span text:style-name="T24">robotics</text:span></text:p>
      <text:p text:style-name="P143">iui<text:span text:style-name="T58">test</text:span>11<text:tab/><text:span text:style-name="T24">ss</text:span></text:p>
      <text:p text:style-name="P143">iui<text:span text:style-name="T58">test</text:span>12<text:tab/><text:span text:style-name="T24">ss</text:span></text:p>
      <text:p text:style-name="P143">iui<text:span text:style-name="T58">test</text:span>13<text:tab/><text:span text:style-name="T24">ss</text:span></text:p>
      <text:p text:style-name="P143">iui<text:span text:style-name="T58">test</text:span>14<text:tab/><text:span text:style-name="T24">ss</text:span></text:p>
      <text:p text:style-name="P143">iui<text:span text:style-name="T58">test</text:span>15<text:tab/><text:span text:style-name="T24">ss</text:span></text:p>
      <text:p text:style-name="P81"/>
      <text:p text:style-name="P85"><text:soft-page-break/>Another problem with the parameters in the URL: <text:span text:style-name="T57">Keyword ” <text:s/>microphone array” breaks the code. Two spaces in the beginning, that change to two +’s in the URL, don’t work.</text:span></text:p>
      <text:p text:style-name="P85"/>
      <text:p text:style-name="P86"><text:span text:style-name="T60">3</text:span>.<text:span text:style-name="T60">9</text:span>.2017</text:p>
      <text:p text:style-name="P86"/>
      <text:p text:style-name="P86">The parameters in the URL still seem to cause problems. The code seemingly crashed because of the keyword ”, microphone array”.</text:p>
      <text:p text:style-name="P86">Possible fixes:</text:p>
      <text:p text:style-name="P86">- add more forbidden special characters (what would this accomplish?) (Did it anyway)</text:p>
      <text:p text:style-name="P86">- URL-encode the parameters (stupid urllib-libraries are not capable of teamwork. Also might have to change the code majorly if I were to use the Requests-library.</text:p>
      <text:p text:style-name="P86">Ask Tuukka what parts the URL is composed of and how the server sees the input! Hard to use the requests-library otherwise.</text:p>
      <text:p text:style-name="P86">- Use the Requests-library</text:p>
      <text:p text:style-name="P86"/>
      <text:p text:style-name="P87">11.<text:span text:style-name="T60">9</text:span>.2017</text:p>
      <text:p text:style-name="P87">Trying to fix the code so that it simulates each c-value one after another, instead of first all the simulations for one value, then for another etc. This way useful data would be gathered even if the program was interrupted.</text:p>
      <text:p text:style-name="P87"/>
      <text:p text:style-name="P88">- Fix the URL bug</text:p>
      <text:p text:style-name="P88">- Make it simulate the c-values in the correct order</text:p>
      <text:p text:style-name="P88">- Improve the writing of results to files</text:p>
      <text:p text:style-name="P88">- Make a program to read the results from files</text:p>
      <text:p text:style-name="P88"/>
      <text:p text:style-name="P88"/>
      <text:p text:style-name="P90">Fix the simulation in the case where c = 0. All the values should not be zeroes.</text:p>
      <text:p text:style-name="P90"/>
      <text:p text:style-name="P89">Draw graphs about the scenario where users have the keywords, and the scenario where they have no keywords, only typed queries. Remember to only use the user-inputted words that were used in the scenario without keywords when simulating the scenario without keywords.</text:p>
      <text:p text:style-name="P89"/>
      <text:p text:style-name="P104">Change the system <text:span text:style-name="T59">so that instead of the user first putting in a search word and then continuously clicking the keywords, the user will instead have certain probabilities of moving from one state to another (states being typing queries and clicking keywords).</text:span></text:p>
      <text:p text:style-name="P105"/>
      <text:p text:style-name="P90">The graphs should be drawn using a piece of code Tuukka is supposed to give, that makes the graphs similar as the existing ones in the paper.</text:p>
      <text:p text:style-name="P90"/>
      <text:p text:style-name="P91">12.10.2017</text:p>
      <text:p text:style-name="P91">Save the data for the 50 simulations!!!</text:p>
      <text:p text:style-name="P92">Plot using R ggplot!</text:p>
      <text:p text:style-name="P93">Test if the differences between values are statistically significant? Wilcoxon signed rank test is one measure</text:p>
      <text:p text:style-name="P93"/>
      <text:p text:style-name="P94">21.10.2017</text:p>
      <text:p text:style-name="P94">Plot the values: CSV file works, but needs specifications in the beginning. What parameters was this simulation done with, how many iterations, how many simulations?</text:p>
      <text:p text:style-name="P94"/>
      <text:p text:style-name="P95">23.10.2017</text:p>
      <text:p text:style-name="P95">The program sometimes throws a permission denied error when writing to a file. Does not seem to be related to admin priviledges since it happens randomly. Using more iterations (rename??) per <text:soft-page-break/>simulation might help, since googling seems to indicate this happends when writing to a file too often in a short time.</text:p>
      <text:p text:style-name="P95"/>
      <text:p text:style-name="P96">31.10.2017</text:p>
      <text:p text:style-name="P96"/>
      <text:p text:style-name="P96">Three versions:</text:p>
      <text:p text:style-name="P96">- Baseline where the user always makes a new searching</text:p>
      <text:p text:style-name="P96">- First version where the user always clicks keywords</text:p>
      <text:p text:style-name="P96">- <text:span text:style-name="T61">Second version where the user changes between the states</text:span></text:p>
      <text:p text:style-name="P96"/>
      <text:p text:style-name="P106">Fix the baseline document recall. It should be cumulative, i.e. only going up!</text:p>
      <text:p text:style-name="P97"/>
      <text:p text:style-name="P98">Calculate the probabilities for the users to move from one task to other. Parse the files. <text:span text:style-name="T62">Should be easy, the keywords for typed queries and clicking keywords are clear, just the order matters.</text:span></text:p>
      <text:p text:style-name="P98"/>
      <text:p text:style-name="P99">For future potential: take into account the time the user takes between searches and keyword clicks. <text:span text:style-name="T63">If a user spends more time with certain search results are they more likely to be relevant/useful? Different evaluating methods could be compared to the users’ written experiences.</text:span></text:p>
      <text:p text:style-name="P99"/>
      <text:p text:style-name="P100">1.11.2017</text:p>
      <text:p text:style-name="P100">The code gave a None object as the first keyword in the clickable keywords. Clicking it breaks the code. Search word was ”CNS”.</text:p>
      <text:p text:style-name="P100"/>
      <text:p text:style-name="P101">9.11.2017</text:p>
      <text:p text:style-name="P101"><text:span text:style-name="T64">- </text:span>Baseline document recall has been fixed.</text:p>
      <text:p text:style-name="P101"><text:span text:style-name="T64">- </text:span>Attempting to counteract the bugs.</text:p>
      <text:p text:style-name="P102"><text:span text:style-name="T64">- </text:span>Confused by the queries-file. What is listed? What are semilocal keywords etc.</text:p>
      <text:p text:style-name="P103">- What does it mean when a keyword selection lists two keywords? Like in sigir2_allactions:</text:p>
      <text:p text:style-name="P144">2013-01-10 11:01:19 keyword-selection {[graph model],stash,1.000000} {[search result organization],stash,1.000000} </text:p>
      <text:p text:style-name="P145">- It seems that in the queries files the nKeywordActionsBetweenThisQueryAndTheNext is always one larger than the amount of keywords clicked. Why?</text:p>
      <text:p text:style-name="P146"/>
      <text:p text:style-name="P146"><text:span text:style-name="T66">FIXED Bug!: </text:span>There seems to be some robotics search words in the semantics file!!</text:p>
      <text:p text:style-name="P146"/>
      <text:p text:style-name="P147">- Time could be taken into account by calculating the average time it takes for the user to move from <text:span text:style-name="T65">one task to another. Then we should plot the relation of performance to time taken. Draw graphs showing the performance between using the model that first inputs a query, then clicks keywords and one that does both with certain probabilities.</text:span></text:p>
      <text:p text:style-name="P147"/>
      <text:p text:style-name="P148"><text:span text:style-name="T67">FIXED </text:span>Bug!: Baseline does not take into account context so recall is too high! </text:p>
      <text:p text:style-name="P148"/>
      <text:p text:style-name="P149">20.11.2017</text:p>
      <text:p text:style-name="P149">- Why are the precision graphs so rough, even with a 1000-simulation average? The recall graphs are smoother in comparison. Is it because recall is cumulative? Is it because of the scaling? (In the graphs where the scaling is from 0 to 1 the curves don’t look rougher than expected)</text:p>
      <text:p text:style-name="P149">- Tell that you will be away 3.-7.12.!!</text:p>
      <text:p text:style-name="P149"/>
      <text:p text:style-name="P150">21.11.2017</text:p>
      <text:p text:style-name="P150">The chances to move between tasks are:</text:p>
      <text:p text:style-name="P150">keyword to keyword:<text:tab/>59%</text:p>
      <text:p text:style-name="P150">keyword to query:<text:tab/><text:tab/>41%</text:p>
      <text:p text:style-name="P150">query to keyword:<text:tab/><text:tab/>60%</text:p>
      <text:p text:style-name="P150">query to query:<text:tab/><text:tab/>40%</text:p>
      <text:p text:style-name="P150"/>
      <text:p text:style-name="P151"><text:soft-page-break/>It would seem that the chance of the user clicking on a keyword or writing a query <text:span text:style-name="T68">does</text:span> not depend on what they did last.</text:p>
      <text:p text:style-name="P151"/>
      <text:p text:style-name="P152">Meeting notes:</text:p>
      <text:p text:style-name="P152">Notes about time-based simulation with switching between tasks</text:p>
      <text:p text:style-name="P152">- For example, if max time is 1800 seconds, make <text:span text:style-name="T73">a 1800</text:span> long vector, initialize with zeroes.</text:p>
      <text:p text:style-name="P152">When simulating <text:span text:style-name="T69">with time taken into account, perform a task (4 different), save the performance values, and add the performance values to the vector to the spot current_time + task_time. Also put this same value to all the slots after that slot. So for example curr_time = 1170, task takes 40 seconds. We perform the task and add the new performance values to slot 1210, and also 1211, 1212, 1213… This is so that when we take averages of the vectors, we will get the real value for time 1212 for example.</text:span></text:p>
      <text:p text:style-name="P152"/>
      <text:p text:style-name="P153">Remove baseline simulation from all <text:span text:style-name="T46">but the document precision</text:span> simulations! Unnecessary and makes it faster.</text:p>
      <text:p text:style-name="P153"/>
      <text:p text:style-name="P154">F1-values should be calculated for documents only.</text:p>
      <text:p text:style-name="P154">F1_1 = Document_relevancy_precision x Document_relevancy_recall</text:p>
      <text:p text:style-name="P154">F1_2 = Document_novelty_precision x Document_novelty_recall</text:p>
      <text:p text:style-name="P154"/>
      <text:p text:style-name="P155">Finish the probability-switching code, make time-based plots with R-code</text:p>
      <text:p text:style-name="P155"/>
      <text:p text:style-name="P156">12.12.2017</text:p>
      <text:p text:style-name="P156">Is there a point to choosing search words randomly? Could we not just go through the lists <text:span text:style-name="T70">one by one?</text:span></text:p>
      <text:p text:style-name="P156"/>
      <text:p text:style-name="P157">15.12.2017</text:p>
      <text:p text:style-name="P157">Add baseline to task switching plots.</text:p>
      <text:p text:style-name="P157">Time-based plotting next!!</text:p>
      <text:p text:style-name="P158">Take into account the different times when moving for example to keyword clicking <text:span text:style-name="T71">from keyword clicking or from writing queries.</text:span></text:p>
      <text:p text:style-name="P158"/>
      <text:p text:style-name="P159">Add the done tasks to the data points? Time-based plotting <text:span text:style-name="T72">needs to know how the simulator has moved from one task to another so that it may plot the actions correctly in relation to time.</text:span></text:p>
      <text:p text:style-name="P159"/>
      <text:p text:style-name="P160">13.1.2018</text:p>
      <text:p text:style-name="P160">Times to do tasks <text:span text:style-name="T75">in query + keywords simulations </text:span>are:</text:p>
      <text:p text:style-name="P160">Keyword, <text:span text:style-name="T74">K</text:span>eyword<text:tab/><text:tab/>82s</text:p>
      <text:p text:style-name="P160"><text:span text:style-name="T74">K</text:span>eyword, <text:span text:style-name="T74">Query</text:span><text:tab/><text:tab/>126s</text:p>
      <text:p text:style-name="P161"><text:span text:style-name="T74">Query, keyword</text:span><text:tab/><text:tab/>86s</text:p>
      <text:p text:style-name="P161">Query, <text:span text:style-name="T74">Q</text:span>uery<text:tab/><text:tab/>84s</text:p>
      <text:p text:style-name="P165"/>
      <text:h text:style-name="Heading_20_1" text:outline-level="1">Get the Query time for baseline!</text:h>
      <text:p text:style-name="P161"/>
      <text:p text:style-name="P161"/>
      <text:p text:style-name="P162">14.1.2018</text:p>
      <text:p text:style-name="P162">- Why are there more and different documents in the first element of documents_datas_cumul as compared to documents_datas. The ones in documents_datas_cumul should be the same ones, just collected and duplicates removed.</text:p>
      <text:p text:style-name="P162">- Chosen context should be constant for each run, right? Yet there are both semantic and robotics documents in documents_datas, and even some robotics documents in documents_datas_cumul. Make sure context is constant. There seems to be two searches worth of documents in the first element in documents_datas_cumul?</text:p>
      <text:p text:style-name="P162"/>
      <text:p text:style-name="P163">15.1.2018</text:p>
      <text:p text:style-name="P164">Under construction is the time-based simulation and plotting code.</text:p>
      <text:p text:style-name="P166"><text:soft-page-break/>Add <text:span text:style-name="T76">one-user version baseline simulation, where search words are sampled for every query within a run from one user’s search words.</text:span></text:p>
      <text:p text:style-name="P166"/>
      <text:p text:style-name="P167">18.1.2018</text:p>
      <text:p text:style-name="P167">Fix the wrongly written clicked keywords in output!</text:p>
      <text:p text:style-name="P167"/>
      <text:p text:style-name="P168">Try to replace this</text:p>
      <text:p text:style-name="P171">avg_doc_rel_precs = []</text:p>
      <text:p text:style-name="P170">avg_doc_nov_precs = []</text:p>
      <text:p text:style-name="P170">avg_doc_rel_recs = []</text:p>
      <text:p text:style-name="P170">avg_doc_nov_recs = []</text:p>
      <text:p text:style-name="P170">avg_key_rel_precs = []</text:p>
      <text:p text:style-name="P170">avg_key_spec_precs = []</text:p>
      <text:p text:style-name="P170">avg_key_rel_recs = []</text:p>
      <text:p text:style-name="P172">avg_key_spec_recs = []</text:p>
      <text:p text:style-name="P168">with some structure like dictionary or namedtuple that allows referencing using something like avg.doc.rel.precs() or avg[doc][rel][precs].</text:p>
      <text:p text:style-name="P168"/>
      <text:p text:style-name="P169">29.5.2018</text:p>
      <text:p text:style-name="P169">Lost my previous diary by deleting it via command line, had to revert back to this age old version. Should’ve kept my backups updated.</text:p>
      <text:p text:style-name="P169"/>
      <text:p text:style-name="P169">Need to organize the produced data. Write the used counted_document_amount’s at the start of a data file? Need to pass the to the add_timed_results_to_averages function? So they need to be included in the score dictionary? Are they?</text:p>
      <text:p text:style-name="P169"/>
      <text:p text:style-name="P169">- <text:span text:style-name="T77">Fix the clicked keywords showing same keyword multiple times</text:span></text:p>
      <text:p text:style-name="P169"/>
      <text:p text:style-name="P174">31.5.2018</text:p>
      <text:p text:style-name="P174">I need to make one array that has the data from all the runs, and another that has the averages.</text:p>
      <text:p text:style-name="P174">Or I could just calculate the averages on demand.</text:p>
      <text:p text:style-name="P174">But maybe it’s easier to also save the aver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6T15:38:31.110000000</meta:creation-date>
    <dc:date>2018-05-31T19:36:30.211843196</dc:date>
    <meta:editing-duration>P36DT3H18M10S</meta:editing-duration>
    <meta:editing-cycles>159</meta:editing-cycles>
    <meta:generator>LibreOffice/5.1.6.2$Linux_X86_64 LibreOffice_project/10m0$Build-2</meta:generator>
    <meta:document-statistic meta:table-count="0" meta:image-count="0" meta:object-count="0" meta:page-count="11" meta:paragraph-count="315" meta:word-count="3935" meta:character-count="24221" meta:non-whitespace-character-count="20568"/>
  </office:meta>
</office:document-meta>
</file>